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5cm"/>
    </style:style>
    <style:style style:name="co2" style:family="table-column">
      <style:table-column-properties fo:break-before="auto" style:column-width="2.381cm"/>
    </style:style>
    <style:style style:name="co3" style:family="table-column">
      <style:table-column-properties fo:break-before="auto" style:column-width="2.064cm"/>
    </style:style>
    <style:style style:name="co4" style:family="table-column">
      <style:table-column-properties fo:break-before="auto" style:column-width="2.752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2.725cm"/>
    </style:style>
    <style:style style:name="co8" style:family="table-column">
      <style:table-column-properties fo:break-before="auto" style:column-width="5.98cm"/>
    </style:style>
    <style:style style:name="co9" style:family="table-column">
      <style:table-column-properties fo:break-before="auto" style:column-width="3.307cm"/>
    </style:style>
    <style:style style:name="co10" style:family="table-column">
      <style:table-column-properties fo:break-before="auto" style:column-width="2.672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3.493cm"/>
    </style:style>
    <style:style style:name="co13" style:family="table-column">
      <style:table-column-properties fo:break-before="auto" style:column-width="1.614cm"/>
    </style:style>
    <style:style style:name="ro1" style:family="table-row">
      <style:table-row-properties style:row-height="0.714cm" fo:break-before="auto" style:use-optimal-row-height="false"/>
    </style:style>
    <style:style style:name="ro2" style:family="table-row">
      <style:table-row-properties style:row-height="0.82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1.08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ackground-color="#f8cbac" style:text-align-source="fix" style:repeat-content="false" fo:wrap-option="wrap" fo:border="0.002cm solid #000000" style:vertical-align="middle"/>
      <style:paragraph-properties fo:text-align="center"/>
    </style:style>
    <style:style style:name="ce11" style:family="table-cell" style:parent-style-name="Default" style:data-style-name="N2">
      <style:table-cell-properties fo:background-color="#deebf6"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/>
    </style:style>
    <style:style style:name="ce13" style:family="table-cell" style:parent-style-name="Default" style:data-style-name="N0">
      <style:table-cell-properties fo:background-color="#fbe4d5" style:text-align-source="fix" style:repeat-content="false" fo:wrap-option="wrap" fo:border="0.002cm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fo:wrap-option="wrap" style:vertical-align="middle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fo:background-color="#a9d18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b3c6e7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e2efd9" style:text-align-source="fix" style:repeat-content="false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9" style:family="table-cell" style:parent-style-name="Default" style:data-style-name="N2">
      <style:table-cell-properties fo:background-color="#deebf6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0"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25" style:family="table-cell" style:parent-style-name="Default" style:data-style-name="N0">
      <style:table-cell-properties fo:background-color="#f8cbac" style:text-align-source="fix" style:repeat-content="false" fo:wrap-option="wrap" fo:border="0.002cm solid #000000" style:vertical-align="middle"/>
      <style:paragraph-properties fo:text-align="center"/>
    </style:style>
    <style:style style:name="ce26" style:family="table-cell" style:parent-style-name="Default" style:data-style-name="N0">
      <style:table-cell-properties fo:background-color="#ffc000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ffc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ffe7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f8cbac" style:text-align-source="fix" style:repeat-content="false" fo:border="0.002cm solid #000000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30" style:family="table-cell" style:parent-style-name="Default" style:data-style-name="N0">
      <style:table-cell-properties fo:background-color="#f8cbac" style:text-align-source="fix" style:repeat-content="false" fo:wrap-option="wrap" fo:border="0.002cm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0">
      <style:table-cell-properties style:vertical-align="middle"/>
      <style:text-properties fo:font-style="italic" style:font-style-asian="italic" style:font-style-complex="italic"/>
    </style:style>
    <style:style style:name="ce7" style:family="table-cell" style:parent-style-name="Default" style:data-style-name="N0">
      <style:table-cell-properties fo:background-color="#ffe799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a9d18d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bcd6e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ffc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ffc000" style:vertical-align="middle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Skaičiavimai" table:style-name="ta1">
        <table:table-column table:style-name="co1" table:default-cell-style-name="ce2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 table:style-name="ce26" office:value-type="string" table:number-columns-spanned="3" table:number-rows-spanned="1">
            <text:p>Adresas: Žalioji g. 52, Geramiestis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27" office:value-type="string" table:number-columns-spanned="1" table:number-rows-spanned="2">
            <text:p>Buto numeris</text:p>
          </table:table-cell>
          <table:table-cell table:style-name="ce28" office:value-type="string" table:number-columns-spanned="2" table:number-rows-spanned="1">
            <text:p>Dujų skaitiklio rodmenys</text:p>
          </table:table-cell>
          <table:covered-table-cell/>
          <table:table-cell table:number-columns-repeated="3"/>
          <table:table-cell table:style-name="ce6" office:value-type="string">
            <text:p>Gamtinių dujų kainos gyventojams 2018 metais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>
            <text:p>Sausis</text:p>
          </table:table-cell>
          <table:table-cell table:style-name="ce7" office:value-type="string">
            <text:p>Gruodis</text:p>
          </table:table-cell>
          <table:table-cell table:style-name="ce8" office:value-type="string">
            <text:p>Klientų grupė</text:p>
          </table:table-cell>
          <table:table-cell table:style-name="ce9" office:value-type="string">
            <text:p>Suma, eurais</text:p>
          </table:table-cell>
          <table:table-cell/>
          <table:table-cell table:style-name="ce29" office:value-type="string" table:number-columns-spanned="1" table:number-rows-spanned="2">
            <text:p>Klientų grupė</text:p>
          </table:table-cell>
          <table:table-cell table:style-name="ce10" office:value-type="string" table:number-columns-spanned="1" table:number-rows-spanned="2">
            <text:p>Gamtinių dujų suvartojimas per kalendorinius metus</text:p>
          </table:table-cell>
          <table:table-cell table:style-name="ce10" office:value-type="string">
            <text:p>Mėnesio mokestis</text:p>
          </table:table-cell>
          <table:table-cell table:style-name="ce10" office:value-type="string">
            <text:p>Dujų kaina </text:p>
          </table:table-cell>
          <table:table-cell table:number-columns-repeated="1014"/>
        </table:table-row>
        <table:table-row table:style-name="ro3">
          <table:table-cell table:style-name="ce4" office:value-type="float" office:value="1">
            <text:p>1</text:p>
          </table:table-cell>
          <table:table-cell office:value-type="float" office:value="12365">
            <text:p>12365</text:p>
          </table:table-cell>
          <table:table-cell office:value-type="float" office:value="12753">
            <text:p>12753</text:p>
          </table:table-cell>
          <table:table-cell table:style-name="ce24" office:value-type="string">
            <text:p>I</text:p>
          </table:table-cell>
          <table:table-cell table:style-name="ce11"/>
          <table:table-cell/>
          <table:covered-table-cell table:number-columns-repeated="2"/>
          <table:table-cell table:style-name="ce10" office:value-type="string">
            <text:p>Eur/mėn. su PVM</text:p>
          </table:table-cell>
          <table:table-cell table:style-name="ce10" office:value-type="string">
            <text:p>Eur/m³ su PVM</text:p>
          </table:table-cell>
          <table:table-cell table:number-columns-repeated="1014"/>
        </table:table-row>
        <table:table-row table:style-name="ro3">
          <table:table-cell table:style-name="ce4" office:value-type="float" office:value="2">
            <text:p>2</text:p>
          </table:table-cell>
          <table:table-cell office:value-type="float" office:value="25487">
            <text:p>25487</text:p>
          </table:table-cell>
          <table:table-cell office:value-type="float" office:value="25987">
            <text:p>25987</text:p>
          </table:table-cell>
          <table:table-cell office:value-type="string">
            <text:p>I</text:p>
          </table:table-cell>
          <table:table-cell table:style-name="ce12"/>
          <table:table-cell/>
          <table:table-cell table:style-name="ce13" office:value-type="string">
            <text:p>I</text:p>
          </table:table-cell>
          <table:table-cell table:style-name="ce13" office:value-type="string">
            <text:p>iki 500 m³</text:p>
          </table:table-cell>
          <table:table-cell table:style-name="ce13" office:value-type="float" office:value="0.56">
            <text:p>0,56</text:p>
          </table:table-cell>
          <table:table-cell table:style-name="ce13" office:value-type="float" office:value="0.59">
            <text:p>0,59</text:p>
          </table:table-cell>
          <table:table-cell table:number-columns-repeated="1014"/>
        </table:table-row>
        <table:table-row table:style-name="ro3">
          <table:table-cell table:style-name="ce4" office:value-type="float" office:value="3">
            <text:p>3</text:p>
          </table:table-cell>
          <table:table-cell office:value-type="float" office:value="25478">
            <text:p>25478</text:p>
          </table:table-cell>
          <table:table-cell office:value-type="float" office:value="25987">
            <text:p>25987</text:p>
          </table:table-cell>
          <table:table-cell office:value-type="string">
            <text:p>II</text:p>
          </table:table-cell>
          <table:table-cell table:style-name="ce12"/>
          <table:table-cell/>
          <table:table-cell table:style-name="ce13" office:value-type="string">
            <text:p>II</text:p>
          </table:table-cell>
          <table:table-cell table:style-name="ce13" office:value-type="string">
            <text:p>daugiau kaip 500 m³</text:p>
          </table:table-cell>
          <table:table-cell table:style-name="ce13" office:value-type="float" office:value="3.99">
            <text:p>3,99</text:p>
          </table:table-cell>
          <table:table-cell table:style-name="ce13" office:value-type="float" office:value="0.39">
            <text:p>0,39</text:p>
          </table:table-cell>
          <table:table-cell table:number-columns-repeated="1014"/>
        </table:table-row>
        <table:table-row table:style-name="ro3">
          <table:table-cell table:style-name="ce4" office:value-type="float" office:value="4">
            <text:p>4</text:p>
          </table:table-cell>
          <table:table-cell office:value-type="float" office:value="24965">
            <text:p>24965</text:p>
          </table:table-cell>
          <table:table-cell office:value-type="float" office:value="25478">
            <text:p>25478</text:p>
          </table:table-cell>
          <table:table-cell office:value-type="string">
            <text:p>II</text:p>
          </table:table-cell>
          <table:table-cell table:style-name="ce12"/>
          <table:table-cell/>
          <table:table-cell table:style-name="ce14" table:number-columns-repeated="2"/>
          <table:table-cell table:number-columns-repeated="1016"/>
        </table:table-row>
        <table:table-row table:style-name="ro3">
          <table:table-cell table:style-name="ce4" office:value-type="float" office:value="5">
            <text:p>5</text:p>
          </table:table-cell>
          <table:table-cell office:value-type="float" office:value="65231">
            <text:p>65231</text:p>
          </table:table-cell>
          <table:table-cell office:value-type="float" office:value="65745">
            <text:p>65745</text:p>
          </table:table-cell>
          <table:table-cell office:value-type="string">
            <text:p>II</text:p>
          </table:table-cell>
          <table:table-cell table:style-name="ce12"/>
          <table:table-cell/>
          <table:table-cell table:style-name="ce16" office:value-type="string">
            <text:p>I grupės klientų</text:p>
          </table:table-cell>
          <table:table-cell table:style-name="ce17" office:value-type="string">
            <text:p>Vidutiniškai sumokėta už dujas, Eur.</text:p>
          </table:table-cell>
          <table:table-cell table:number-columns-repeated="1016"/>
        </table:table-row>
        <table:table-row table:style-name="ro3">
          <table:table-cell table:style-name="ce4" office:value-type="float" office:value="6">
            <text:p>6</text:p>
          </table:table-cell>
          <table:table-cell office:value-type="float" office:value="25478">
            <text:p>25478</text:p>
          </table:table-cell>
          <table:table-cell office:value-type="float" office:value="26002">
            <text:p>26002</text:p>
          </table:table-cell>
          <table:table-cell office:value-type="string">
            <text:p>II</text:p>
          </table:table-cell>
          <table:table-cell table:style-name="ce12"/>
          <table:table-cell/>
          <table:table-cell table:style-name="ce18"/>
          <table:table-cell table:style-name="ce19"/>
          <table:table-cell table:number-columns-repeated="1016"/>
        </table:table-row>
        <table:table-row table:style-name="ro3">
          <table:table-cell table:style-name="ce4" office:value-type="float" office:value="7">
            <text:p>7</text:p>
          </table:table-cell>
          <table:table-cell office:value-type="float" office:value="94652">
            <text:p>94652</text:p>
          </table:table-cell>
          <table:table-cell office:value-type="float" office:value="94695">
            <text:p>94695</text:p>
          </table:table-cell>
          <table:table-cell office:value-type="string">
            <text:p>I</text:p>
          </table:table-cell>
          <table:table-cell table:style-name="ce12"/>
          <table:table-cell table:number-columns-repeated="2"/>
          <table:table-cell table:style-name="ce3" table:number-columns-repeated="3"/>
          <table:table-cell table:number-columns-repeated="1014"/>
        </table:table-row>
        <table:table-row table:style-name="ro3">
          <table:table-cell table:style-name="ce4" office:value-type="float" office:value="8">
            <text:p>8</text:p>
          </table:table-cell>
          <table:table-cell office:value-type="float" office:value="83904">
            <text:p>83904</text:p>
          </table:table-cell>
          <table:table-cell office:value-type="float" office:value="83985">
            <text:p>83985</text:p>
          </table:table-cell>
          <table:table-cell office:value-type="string">
            <text:p>I</text:p>
          </table:table-cell>
          <table:table-cell table:style-name="ce12"/>
          <table:table-cell table:number-columns-repeated="1019"/>
        </table:table-row>
        <table:table-row table:style-name="ro3">
          <table:table-cell table:style-name="ce4" office:value-type="float" office:value="9">
            <text:p>9</text:p>
          </table:table-cell>
          <table:table-cell office:value-type="float" office:value="24652">
            <text:p>24652</text:p>
          </table:table-cell>
          <table:table-cell office:value-type="float" office:value="24739">
            <text:p>24739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10">
            <text:p>10</text:p>
          </table:table-cell>
          <table:table-cell office:value-type="float" office:value="42270">
            <text:p>42270</text:p>
          </table:table-cell>
          <table:table-cell office:value-type="float" office:value="42369">
            <text:p>42369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11">
            <text:p>11</text:p>
          </table:table-cell>
          <table:table-cell office:value-type="float" office:value="33866">
            <text:p>33866</text:p>
          </table:table-cell>
          <table:table-cell office:value-type="float" office:value="34001">
            <text:p>34001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12">
            <text:p>12</text:p>
          </table:table-cell>
          <table:table-cell office:value-type="float" office:value="24652">
            <text:p>24652</text:p>
          </table:table-cell>
          <table:table-cell office:value-type="float" office:value="24792">
            <text:p>24792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13">
            <text:p>13</text:p>
          </table:table-cell>
          <table:table-cell office:value-type="float" office:value="45890">
            <text:p>45890</text:p>
          </table:table-cell>
          <table:table-cell office:value-type="float" office:value="46033">
            <text:p>46033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14">
            <text:p>14</text:p>
          </table:table-cell>
          <table:table-cell office:value-type="float" office:value="94652">
            <text:p>94652</text:p>
          </table:table-cell>
          <table:table-cell office:value-type="float" office:value="94802">
            <text:p>94802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15">
            <text:p>15</text:p>
          </table:table-cell>
          <table:table-cell office:value-type="float" office:value="14452">
            <text:p>14452</text:p>
          </table:table-cell>
          <table:table-cell office:value-type="float" office:value="14625">
            <text:p>14625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16">
            <text:p>16</text:p>
          </table:table-cell>
          <table:table-cell office:value-type="float" office:value="22365">
            <text:p>22365</text:p>
          </table:table-cell>
          <table:table-cell office:value-type="float" office:value="22689">
            <text:p>22689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17">
            <text:p>17</text:p>
          </table:table-cell>
          <table:table-cell office:value-type="float" office:value="23621">
            <text:p>23621</text:p>
          </table:table-cell>
          <table:table-cell office:value-type="float" office:value="23691">
            <text:p>23691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18">
            <text:p>18</text:p>
          </table:table-cell>
          <table:table-cell office:value-type="float" office:value="36505">
            <text:p>36505</text:p>
          </table:table-cell>
          <table:table-cell office:value-type="float" office:value="36828">
            <text:p>36828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19">
            <text:p>19</text:p>
          </table:table-cell>
          <table:table-cell office:value-type="float" office:value="12365">
            <text:p>12365</text:p>
          </table:table-cell>
          <table:table-cell office:value-type="float" office:value="12689">
            <text:p>12689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20">
            <text:p>20</text:p>
          </table:table-cell>
          <table:table-cell office:value-type="float" office:value="15613">
            <text:p>15613</text:p>
          </table:table-cell>
          <table:table-cell office:value-type="float" office:value="15932">
            <text:p>15932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21">
            <text:p>21</text:p>
          </table:table-cell>
          <table:table-cell office:value-type="float" office:value="94252">
            <text:p>94252</text:p>
          </table:table-cell>
          <table:table-cell office:value-type="float" office:value="94563">
            <text:p>94563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22">
            <text:p>22</text:p>
          </table:table-cell>
          <table:table-cell office:value-type="float" office:value="14652">
            <text:p>14652</text:p>
          </table:table-cell>
          <table:table-cell office:value-type="float" office:value="14963">
            <text:p>14963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23">
            <text:p>23</text:p>
          </table:table-cell>
          <table:table-cell office:value-type="float" office:value="24652">
            <text:p>24652</text:p>
          </table:table-cell>
          <table:table-cell office:value-type="float" office:value="24941">
            <text:p>24941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24">
            <text:p>24</text:p>
          </table:table-cell>
          <table:table-cell office:value-type="float" office:value="94652">
            <text:p>94652</text:p>
          </table:table-cell>
          <table:table-cell office:value-type="float" office:value="94940">
            <text:p>94940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25">
            <text:p>25</text:p>
          </table:table-cell>
          <table:table-cell office:value-type="float" office:value="68974">
            <text:p>68974</text:p>
          </table:table-cell>
          <table:table-cell office:value-type="float" office:value="69252">
            <text:p>69252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26">
            <text:p>26</text:p>
          </table:table-cell>
          <table:table-cell office:value-type="float" office:value="26852">
            <text:p>26852</text:p>
          </table:table-cell>
          <table:table-cell office:value-type="float" office:value="27123">
            <text:p>27123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27">
            <text:p>27</text:p>
          </table:table-cell>
          <table:table-cell office:value-type="float" office:value="36485">
            <text:p>36485</text:p>
          </table:table-cell>
          <table:table-cell office:value-type="float" office:value="36752">
            <text:p>36752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28">
            <text:p>28</text:p>
          </table:table-cell>
          <table:table-cell office:value-type="float" office:value="36485">
            <text:p>36485</text:p>
          </table:table-cell>
          <table:table-cell office:value-type="float" office:value="36752">
            <text:p>36752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29">
            <text:p>29</text:p>
          </table:table-cell>
          <table:table-cell office:value-type="float" office:value="24652">
            <text:p>24652</text:p>
          </table:table-cell>
          <table:table-cell office:value-type="float" office:value="24906">
            <text:p>24906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30">
            <text:p>30</text:p>
          </table:table-cell>
          <table:table-cell office:value-type="float" office:value="55378">
            <text:p>55378</text:p>
          </table:table-cell>
          <table:table-cell office:value-type="float" office:value="55623">
            <text:p>55623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31">
            <text:p>31</text:p>
          </table:table-cell>
          <table:table-cell office:value-type="float" office:value="24652">
            <text:p>24652</text:p>
          </table:table-cell>
          <table:table-cell office:value-type="float" office:value="24883">
            <text:p>24883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32">
            <text:p>32</text:p>
          </table:table-cell>
          <table:table-cell office:value-type="float" office:value="75663">
            <text:p>75663</text:p>
          </table:table-cell>
          <table:table-cell office:value-type="float" office:value="75992">
            <text:p>75992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33">
            <text:p>33</text:p>
          </table:table-cell>
          <table:table-cell office:value-type="float" office:value="45034">
            <text:p>45034</text:p>
          </table:table-cell>
          <table:table-cell office:value-type="float" office:value="45263">
            <text:p>45263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34">
            <text:p>34</text:p>
          </table:table-cell>
          <table:table-cell office:value-type="float" office:value="26593">
            <text:p>26593</text:p>
          </table:table-cell>
          <table:table-cell office:value-type="float" office:value="26923">
            <text:p>26923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35">
            <text:p>35</text:p>
          </table:table-cell>
          <table:table-cell office:value-type="float" office:value="25632">
            <text:p>25632</text:p>
          </table:table-cell>
          <table:table-cell office:value-type="float" office:value="25963">
            <text:p>25963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36">
            <text:p>36</text:p>
          </table:table-cell>
          <table:table-cell office:value-type="float" office:value="24587">
            <text:p>24587</text:p>
          </table:table-cell>
          <table:table-cell office:value-type="float" office:value="24798">
            <text:p>24798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37">
            <text:p>37</text:p>
          </table:table-cell>
          <table:table-cell office:value-type="float" office:value="45872">
            <text:p>45872</text:p>
          </table:table-cell>
          <table:table-cell office:value-type="float" office:value="46606">
            <text:p>46606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38">
            <text:p>38</text:p>
          </table:table-cell>
          <table:table-cell office:value-type="float" office:value="22563">
            <text:p>22563</text:p>
          </table:table-cell>
          <table:table-cell office:value-type="float" office:value="22899">
            <text:p>22899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39">
            <text:p>39</text:p>
          </table:table-cell>
          <table:table-cell office:value-type="float" office:value="16593">
            <text:p>16593</text:p>
          </table:table-cell>
          <table:table-cell office:value-type="float" office:value="16923">
            <text:p>16923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40">
            <text:p>40</text:p>
          </table:table-cell>
          <table:table-cell office:value-type="float" office:value="12365">
            <text:p>12365</text:p>
          </table:table-cell>
          <table:table-cell office:value-type="float" office:value="12689">
            <text:p>12689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41">
            <text:p>41</text:p>
          </table:table-cell>
          <table:table-cell office:value-type="float" office:value="22692">
            <text:p>22692</text:p>
          </table:table-cell>
          <table:table-cell office:value-type="float" office:value="22989">
            <text:p>22989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42">
            <text:p>42</text:p>
          </table:table-cell>
          <table:table-cell office:value-type="float" office:value="12365">
            <text:p>12365</text:p>
          </table:table-cell>
          <table:table-cell office:value-type="float" office:value="12689">
            <text:p>12689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43">
            <text:p>43</text:p>
          </table:table-cell>
          <table:table-cell office:value-type="float" office:value="12365">
            <text:p>12365</text:p>
          </table:table-cell>
          <table:table-cell office:value-type="float" office:value="12689">
            <text:p>12689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44">
            <text:p>44</text:p>
          </table:table-cell>
          <table:table-cell office:value-type="float" office:value="12365">
            <text:p>12365</text:p>
          </table:table-cell>
          <table:table-cell office:value-type="float" office:value="12693">
            <text:p>12693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45">
            <text:p>45</text:p>
          </table:table-cell>
          <table:table-cell office:value-type="float" office:value="12365">
            <text:p>12365</text:p>
          </table:table-cell>
          <table:table-cell office:value-type="float" office:value="12694">
            <text:p>12694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46">
            <text:p>46</text:p>
          </table:table-cell>
          <table:table-cell office:value-type="float" office:value="12365">
            <text:p>12365</text:p>
          </table:table-cell>
          <table:table-cell office:value-type="float" office:value="12695">
            <text:p>12695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47">
            <text:p>47</text:p>
          </table:table-cell>
          <table:table-cell office:value-type="float" office:value="22563">
            <text:p>22563</text:p>
          </table:table-cell>
          <table:table-cell office:value-type="float" office:value="22899">
            <text:p>22899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48">
            <text:p>48</text:p>
          </table:table-cell>
          <table:table-cell office:value-type="float" office:value="32369">
            <text:p>32369</text:p>
          </table:table-cell>
          <table:table-cell office:value-type="float" office:value="32710">
            <text:p>32710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49">
            <text:p>49</text:p>
          </table:table-cell>
          <table:table-cell office:value-type="float" office:value="24652">
            <text:p>24652</text:p>
          </table:table-cell>
          <table:table-cell office:value-type="float" office:value="25001">
            <text:p>25001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50">
            <text:p>50</text:p>
          </table:table-cell>
          <table:table-cell office:value-type="float" office:value="94652">
            <text:p>94652</text:p>
          </table:table-cell>
          <table:table-cell office:value-type="float" office:value="95001">
            <text:p>95001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51">
            <text:p>51</text:p>
          </table:table-cell>
          <table:table-cell office:value-type="float" office:value="14652">
            <text:p>14652</text:p>
          </table:table-cell>
          <table:table-cell office:value-type="float" office:value="15001">
            <text:p>15001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52">
            <text:p>52</text:p>
          </table:table-cell>
          <table:table-cell office:value-type="float" office:value="25642">
            <text:p>25642</text:p>
          </table:table-cell>
          <table:table-cell office:value-type="float" office:value="26001">
            <text:p>26001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53">
            <text:p>53</text:p>
          </table:table-cell>
          <table:table-cell office:value-type="float" office:value="55893">
            <text:p>55893</text:p>
          </table:table-cell>
          <table:table-cell office:value-type="float" office:value="56001">
            <text:p>56001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54">
            <text:p>54</text:p>
          </table:table-cell>
          <table:table-cell office:value-type="float" office:value="24652">
            <text:p>24652</text:p>
          </table:table-cell>
          <table:table-cell office:value-type="float" office:value="25004">
            <text:p>25004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55">
            <text:p>55</text:p>
          </table:table-cell>
          <table:table-cell office:value-type="float" office:value="20468">
            <text:p>20468</text:p>
          </table:table-cell>
          <table:table-cell office:value-type="float" office:value="20825">
            <text:p>20825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56">
            <text:p>56</text:p>
          </table:table-cell>
          <table:table-cell office:value-type="float" office:value="69641">
            <text:p>69641</text:p>
          </table:table-cell>
          <table:table-cell office:value-type="float" office:value="70001">
            <text:p>70001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57">
            <text:p>57</text:p>
          </table:table-cell>
          <table:table-cell office:value-type="float" office:value="52852">
            <text:p>52852</text:p>
          </table:table-cell>
          <table:table-cell office:value-type="float" office:value="53214">
            <text:p>53214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58">
            <text:p>58</text:p>
          </table:table-cell>
          <table:table-cell office:value-type="float" office:value="35351">
            <text:p>35351</text:p>
          </table:table-cell>
          <table:table-cell office:value-type="float" office:value="35715">
            <text:p>35715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59">
            <text:p>59</text:p>
          </table:table-cell>
          <table:table-cell office:value-type="float" office:value="94652">
            <text:p>94652</text:p>
          </table:table-cell>
          <table:table-cell office:value-type="float" office:value="95239">
            <text:p>95239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60">
            <text:p>60</text:p>
          </table:table-cell>
          <table:table-cell office:value-type="float" office:value="45034">
            <text:p>45034</text:p>
          </table:table-cell>
          <table:table-cell office:value-type="float" office:value="45625">
            <text:p>45625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61">
            <text:p>61</text:p>
          </table:table-cell>
          <table:table-cell office:value-type="float" office:value="45034">
            <text:p>45034</text:p>
          </table:table-cell>
          <table:table-cell office:value-type="float" office:value="45621">
            <text:p>45621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62">
            <text:p>62</text:p>
          </table:table-cell>
          <table:table-cell office:value-type="float" office:value="45034">
            <text:p>45034</text:p>
          </table:table-cell>
          <table:table-cell office:value-type="float" office:value="45621">
            <text:p>45621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63">
            <text:p>63</text:p>
          </table:table-cell>
          <table:table-cell office:value-type="float" office:value="41115">
            <text:p>41115</text:p>
          </table:table-cell>
          <table:table-cell office:value-type="float" office:value="41683">
            <text:p>41683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64">
            <text:p>64</text:p>
          </table:table-cell>
          <table:table-cell office:value-type="float" office:value="25478">
            <text:p>25478</text:p>
          </table:table-cell>
          <table:table-cell office:value-type="float" office:value="25846">
            <text:p>25846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65">
            <text:p>65</text:p>
          </table:table-cell>
          <table:table-cell office:value-type="float" office:value="25478">
            <text:p>25478</text:p>
          </table:table-cell>
          <table:table-cell office:value-type="float" office:value="25843">
            <text:p>25843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66">
            <text:p>66</text:p>
          </table:table-cell>
          <table:table-cell office:value-type="float" office:value="25271">
            <text:p>25271</text:p>
          </table:table-cell>
          <table:table-cell office:value-type="float" office:value="25842">
            <text:p>25842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67">
            <text:p>67</text:p>
          </table:table-cell>
          <table:table-cell office:value-type="float" office:value="25421">
            <text:p>25421</text:p>
          </table:table-cell>
          <table:table-cell office:value-type="float" office:value="25802">
            <text:p>25802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68">
            <text:p>68</text:p>
          </table:table-cell>
          <table:table-cell office:value-type="float" office:value="25034">
            <text:p>25034</text:p>
          </table:table-cell>
          <table:table-cell office:value-type="float" office:value="25625">
            <text:p>25625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69">
            <text:p>69</text:p>
          </table:table-cell>
          <table:table-cell office:value-type="float" office:value="25034">
            <text:p>25034</text:p>
          </table:table-cell>
          <table:table-cell office:value-type="float" office:value="25625">
            <text:p>25625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70">
            <text:p>70</text:p>
          </table:table-cell>
          <table:table-cell office:value-type="float" office:value="24652">
            <text:p>24652</text:p>
          </table:table-cell>
          <table:table-cell office:value-type="float" office:value="25033">
            <text:p>25033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71">
            <text:p>71</text:p>
          </table:table-cell>
          <table:table-cell office:value-type="float" office:value="15034">
            <text:p>15034</text:p>
          </table:table-cell>
          <table:table-cell office:value-type="float" office:value="15632">
            <text:p>15632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72">
            <text:p>72</text:p>
          </table:table-cell>
          <table:table-cell office:value-type="float" office:value="75421">
            <text:p>75421</text:p>
          </table:table-cell>
          <table:table-cell office:value-type="float" office:value="76021">
            <text:p>76021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73">
            <text:p>73</text:p>
          </table:table-cell>
          <table:table-cell office:value-type="float" office:value="45203">
            <text:p>45203</text:p>
          </table:table-cell>
          <table:table-cell office:value-type="float" office:value="45827">
            <text:p>45827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74">
            <text:p>74</text:p>
          </table:table-cell>
          <table:table-cell office:value-type="float" office:value="22336">
            <text:p>22336</text:p>
          </table:table-cell>
          <table:table-cell office:value-type="float" office:value="22963">
            <text:p>22963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75">
            <text:p>75</text:p>
          </table:table-cell>
          <table:table-cell office:value-type="float" office:value="66935">
            <text:p>66935</text:p>
          </table:table-cell>
          <table:table-cell office:value-type="float" office:value="67562">
            <text:p>67562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76">
            <text:p>76</text:p>
          </table:table-cell>
          <table:table-cell office:value-type="float" office:value="25478">
            <text:p>25478</text:p>
          </table:table-cell>
          <table:table-cell office:value-type="float" office:value="26136">
            <text:p>26136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77">
            <text:p>77</text:p>
          </table:table-cell>
          <table:table-cell office:value-type="float" office:value="21863">
            <text:p>21863</text:p>
          </table:table-cell>
          <table:table-cell office:value-type="float" office:value="22532">
            <text:p>22532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78">
            <text:p>78</text:p>
          </table:table-cell>
          <table:table-cell office:value-type="float" office:value="21863">
            <text:p>21863</text:p>
          </table:table-cell>
          <table:table-cell office:value-type="float" office:value="22532">
            <text:p>22532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79">
            <text:p>79</text:p>
          </table:table-cell>
          <table:table-cell office:value-type="float" office:value="22860">
            <text:p>22860</text:p>
          </table:table-cell>
          <table:table-cell office:value-type="float" office:value="22991">
            <text:p>22991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80">
            <text:p>80</text:p>
          </table:table-cell>
          <table:table-cell office:value-type="float" office:value="55463">
            <text:p>55463</text:p>
          </table:table-cell>
          <table:table-cell office:value-type="float" office:value="55923">
            <text:p>55923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81">
            <text:p>81</text:p>
          </table:table-cell>
          <table:table-cell office:value-type="float" office:value="98167">
            <text:p>98167</text:p>
          </table:table-cell>
          <table:table-cell office:value-type="float" office:value="98632">
            <text:p>98632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82">
            <text:p>82</text:p>
          </table:table-cell>
          <table:table-cell office:value-type="float" office:value="55632">
            <text:p>55632</text:p>
          </table:table-cell>
          <table:table-cell office:value-type="float" office:value="56100">
            <text:p>56100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83">
            <text:p>83</text:p>
          </table:table-cell>
          <table:table-cell office:value-type="float" office:value="26452">
            <text:p>26452</text:p>
          </table:table-cell>
          <table:table-cell office:value-type="float" office:value="27156">
            <text:p>27156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84">
            <text:p>84</text:p>
          </table:table-cell>
          <table:table-cell office:value-type="float" office:value="94652">
            <text:p>94652</text:p>
          </table:table-cell>
          <table:table-cell office:value-type="float" office:value="95365">
            <text:p>95365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85">
            <text:p>85</text:p>
          </table:table-cell>
          <table:table-cell office:value-type="float" office:value="11478">
            <text:p>11478</text:p>
          </table:table-cell>
          <table:table-cell office:value-type="float" office:value="12690">
            <text:p>12690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86">
            <text:p>86</text:p>
          </table:table-cell>
          <table:table-cell office:value-type="float" office:value="95478">
            <text:p>95478</text:p>
          </table:table-cell>
          <table:table-cell office:value-type="float" office:value="96652">
            <text:p>96652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87">
            <text:p>87</text:p>
          </table:table-cell>
          <table:table-cell office:value-type="float" office:value="93462">
            <text:p>93462</text:p>
          </table:table-cell>
          <table:table-cell office:value-type="float" office:value="94563">
            <text:p>94563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88">
            <text:p>88</text:p>
          </table:table-cell>
          <table:table-cell office:value-type="float" office:value="34563">
            <text:p>34563</text:p>
          </table:table-cell>
          <table:table-cell office:value-type="float" office:value="35621">
            <text:p>35621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89">
            <text:p>89</text:p>
          </table:table-cell>
          <table:table-cell office:value-type="float" office:value="11652">
            <text:p>11652</text:p>
          </table:table-cell>
          <table:table-cell office:value-type="float" office:value="12691">
            <text:p>12691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90">
            <text:p>90</text:p>
          </table:table-cell>
          <table:table-cell office:value-type="float" office:value="31633">
            <text:p>31633</text:p>
          </table:table-cell>
          <table:table-cell office:value-type="float" office:value="32669">
            <text:p>32669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91">
            <text:p>91</text:p>
          </table:table-cell>
          <table:table-cell office:value-type="float" office:value="45034">
            <text:p>45034</text:p>
          </table:table-cell>
          <table:table-cell office:value-type="float" office:value="45930">
            <text:p>45930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92">
            <text:p>92</text:p>
          </table:table-cell>
          <table:table-cell office:value-type="float" office:value="99032">
            <text:p>99032</text:p>
          </table:table-cell>
          <table:table-cell office:value-type="float" office:value="99856">
            <text:p>99856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93">
            <text:p>93</text:p>
          </table:table-cell>
          <table:table-cell office:value-type="float" office:value="64885">
            <text:p>64885</text:p>
          </table:table-cell>
          <table:table-cell office:value-type="float" office:value="65701">
            <text:p>65701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94">
            <text:p>94</text:p>
          </table:table-cell>
          <table:table-cell office:value-type="float" office:value="89754">
            <text:p>89754</text:p>
          </table:table-cell>
          <table:table-cell office:value-type="float" office:value="90254">
            <text:p>90254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95">
            <text:p>95</text:p>
          </table:table-cell>
          <table:table-cell office:value-type="float" office:value="55103">
            <text:p>55103</text:p>
          </table:table-cell>
          <table:table-cell office:value-type="float" office:value="55603">
            <text:p>55603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96">
            <text:p>96</text:p>
          </table:table-cell>
          <table:table-cell office:value-type="float" office:value="22453">
            <text:p>22453</text:p>
          </table:table-cell>
          <table:table-cell office:value-type="float" office:value="22951">
            <text:p>22951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97">
            <text:p>97</text:p>
          </table:table-cell>
          <table:table-cell office:value-type="float" office:value="22468">
            <text:p>22468</text:p>
          </table:table-cell>
          <table:table-cell office:value-type="float" office:value="22963">
            <text:p>22963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98">
            <text:p>98</text:p>
          </table:table-cell>
          <table:table-cell office:value-type="float" office:value="56325">
            <text:p>56325</text:p>
          </table:table-cell>
          <table:table-cell office:value-type="float" office:value="56820">
            <text:p>56820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99">
            <text:p>99</text:p>
          </table:table-cell>
          <table:table-cell office:value-type="float" office:value="22468">
            <text:p>22468</text:p>
          </table:table-cell>
          <table:table-cell office:value-type="float" office:value="22963">
            <text:p>22963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100">
            <text:p>100</text:p>
          </table:table-cell>
          <table:table-cell office:value-type="float" office:value="12635">
            <text:p>12635</text:p>
          </table:table-cell>
          <table:table-cell office:value-type="float" office:value="12872">
            <text:p>12872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101">
            <text:p>101</text:p>
          </table:table-cell>
          <table:table-cell office:value-type="float" office:value="45034">
            <text:p>45034</text:p>
          </table:table-cell>
          <table:table-cell office:value-type="float" office:value="45523">
            <text:p>45523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102">
            <text:p>102</text:p>
          </table:table-cell>
          <table:table-cell office:value-type="float" office:value="34586">
            <text:p>34586</text:p>
          </table:table-cell>
          <table:table-cell office:value-type="float" office:value="35068">
            <text:p>35068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103">
            <text:p>103</text:p>
          </table:table-cell>
          <table:table-cell office:value-type="float" office:value="24934">
            <text:p>24934</text:p>
          </table:table-cell>
          <table:table-cell office:value-type="float" office:value="26225">
            <text:p>26225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104">
            <text:p>104</text:p>
          </table:table-cell>
          <table:table-cell office:value-type="float" office:value="11365">
            <text:p>11365</text:p>
          </table:table-cell>
          <table:table-cell office:value-type="float" office:value="12689">
            <text:p>12689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105">
            <text:p>105</text:p>
          </table:table-cell>
          <table:table-cell office:value-type="float" office:value="75037">
            <text:p>75037</text:p>
          </table:table-cell>
          <table:table-cell office:value-type="float" office:value="76390">
            <text:p>76390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106">
            <text:p>106</text:p>
          </table:table-cell>
          <table:table-cell office:value-type="float" office:value="10305">
            <text:p>10305</text:p>
          </table:table-cell>
          <table:table-cell office:value-type="float" office:value="11689">
            <text:p>11689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107">
            <text:p>107</text:p>
          </table:table-cell>
          <table:table-cell office:value-type="float" office:value="22227">
            <text:p>22227</text:p>
          </table:table-cell>
          <table:table-cell office:value-type="float" office:value="22369">
            <text:p>22369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108">
            <text:p>108</text:p>
          </table:table-cell>
          <table:table-cell office:value-type="float" office:value="47031">
            <text:p>47031</text:p>
          </table:table-cell>
          <table:table-cell office:value-type="float" office:value="48225">
            <text:p>48225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109">
            <text:p>109</text:p>
          </table:table-cell>
          <table:table-cell office:value-type="float" office:value="45020">
            <text:p>45020</text:p>
          </table:table-cell>
          <table:table-cell office:value-type="float" office:value="46225">
            <text:p>46225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110">
            <text:p>110</text:p>
          </table:table-cell>
          <table:table-cell office:value-type="float" office:value="23701">
            <text:p>23701</text:p>
          </table:table-cell>
          <table:table-cell office:value-type="float" office:value="25369">
            <text:p>25369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111">
            <text:p>111</text:p>
          </table:table-cell>
          <table:table-cell office:value-type="float" office:value="18235">
            <text:p>18235</text:p>
          </table:table-cell>
          <table:table-cell office:value-type="float" office:value="19905">
            <text:p>19905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112">
            <text:p>112</text:p>
          </table:table-cell>
          <table:table-cell office:value-type="float" office:value="10999">
            <text:p>10999</text:p>
          </table:table-cell>
          <table:table-cell office:value-type="float" office:value="12697">
            <text:p>12697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113">
            <text:p>113</text:p>
          </table:table-cell>
          <table:table-cell office:value-type="float" office:value="44002">
            <text:p>44002</text:p>
          </table:table-cell>
          <table:table-cell office:value-type="float" office:value="45724">
            <text:p>45724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114">
            <text:p>114</text:p>
          </table:table-cell>
          <table:table-cell office:value-type="float" office:value="45035">
            <text:p>45035</text:p>
          </table:table-cell>
          <table:table-cell office:value-type="float" office:value="47152">
            <text:p>47152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115">
            <text:p>115</text:p>
          </table:table-cell>
          <table:table-cell office:value-type="float" office:value="10478">
            <text:p>10478</text:p>
          </table:table-cell>
          <table:table-cell office:value-type="float" office:value="12696">
            <text:p>12696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116">
            <text:p>116</text:p>
          </table:table-cell>
          <table:table-cell office:value-type="float" office:value="38332">
            <text:p>38332</text:p>
          </table:table-cell>
          <table:table-cell office:value-type="float" office:value="40558">
            <text:p>40558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117">
            <text:p>117</text:p>
          </table:table-cell>
          <table:table-cell office:value-type="float" office:value="28323">
            <text:p>28323</text:p>
          </table:table-cell>
          <table:table-cell office:value-type="float" office:value="28558">
            <text:p>28558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118">
            <text:p>118</text:p>
          </table:table-cell>
          <table:table-cell office:value-type="float" office:value="68218">
            <text:p>68218</text:p>
          </table:table-cell>
          <table:table-cell office:value-type="float" office:value="68985">
            <text:p>68985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119">
            <text:p>119</text:p>
          </table:table-cell>
          <table:table-cell office:value-type="float" office:value="45036">
            <text:p>45036</text:p>
          </table:table-cell>
          <table:table-cell office:value-type="float" office:value="47271">
            <text:p>47271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120">
            <text:p>120</text:p>
          </table:table-cell>
          <table:table-cell office:value-type="float" office:value="22701">
            <text:p>22701</text:p>
          </table:table-cell>
          <table:table-cell office:value-type="float" office:value="25369">
            <text:p>25369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121">
            <text:p>121</text:p>
          </table:table-cell>
          <table:table-cell office:value-type="float" office:value="70122">
            <text:p>70122</text:p>
          </table:table-cell>
          <table:table-cell office:value-type="float" office:value="70253">
            <text:p>70253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122">
            <text:p>122</text:p>
          </table:table-cell>
          <table:table-cell office:value-type="float" office:value="31633">
            <text:p>31633</text:p>
          </table:table-cell>
          <table:table-cell office:value-type="float" office:value="34669">
            <text:p>34669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123">
            <text:p>123</text:p>
          </table:table-cell>
          <table:table-cell office:value-type="float" office:value="45031">
            <text:p>45031</text:p>
          </table:table-cell>
          <table:table-cell office:value-type="float" office:value="45225">
            <text:p>45225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124">
            <text:p>124</text:p>
          </table:table-cell>
          <table:table-cell office:value-type="float" office:value="31400">
            <text:p>31400</text:p>
          </table:table-cell>
          <table:table-cell office:value-type="float" office:value="32665">
            <text:p>32665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125">
            <text:p>125</text:p>
          </table:table-cell>
          <table:table-cell office:value-type="float" office:value="33866">
            <text:p>33866</text:p>
          </table:table-cell>
          <table:table-cell office:value-type="float" office:value="34522">
            <text:p>34522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126">
            <text:p>126</text:p>
          </table:table-cell>
          <table:table-cell office:value-type="float" office:value="39099">
            <text:p>39099</text:p>
          </table:table-cell>
          <table:table-cell office:value-type="float" office:value="40223">
            <text:p>40223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127">
            <text:p>127</text:p>
          </table:table-cell>
          <table:table-cell office:value-type="float" office:value="36099">
            <text:p>36099</text:p>
          </table:table-cell>
          <table:table-cell office:value-type="float" office:value="38223">
            <text:p>38223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128">
            <text:p>128</text:p>
          </table:table-cell>
          <table:table-cell office:value-type="float" office:value="21099">
            <text:p>21099</text:p>
          </table:table-cell>
          <table:table-cell office:value-type="float" office:value="21223">
            <text:p>21223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129">
            <text:p>129</text:p>
          </table:table-cell>
          <table:table-cell office:value-type="float" office:value="25320">
            <text:p>25320</text:p>
          </table:table-cell>
          <table:table-cell office:value-type="float" office:value="25832">
            <text:p>25832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130">
            <text:p>130</text:p>
          </table:table-cell>
          <table:table-cell office:value-type="float" office:value="45032">
            <text:p>45032</text:p>
          </table:table-cell>
          <table:table-cell office:value-type="float" office:value="46313">
            <text:p>46313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131">
            <text:p>131</text:p>
          </table:table-cell>
          <table:table-cell office:value-type="float" office:value="40565">
            <text:p>40565</text:p>
          </table:table-cell>
          <table:table-cell office:value-type="float" office:value="40879">
            <text:p>40879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132">
            <text:p>132</text:p>
          </table:table-cell>
          <table:table-cell office:value-type="float" office:value="60565">
            <text:p>60565</text:p>
          </table:table-cell>
          <table:table-cell office:value-type="float" office:value="62892">
            <text:p>62892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133">
            <text:p>133</text:p>
          </table:table-cell>
          <table:table-cell office:value-type="float" office:value="45033">
            <text:p>45033</text:p>
          </table:table-cell>
          <table:table-cell office:value-type="float" office:value="46605">
            <text:p>46605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134">
            <text:p>134</text:p>
          </table:table-cell>
          <table:table-cell office:value-type="float" office:value="80383">
            <text:p>80383</text:p>
          </table:table-cell>
          <table:table-cell office:value-type="float" office:value="80905">
            <text:p>80905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135">
            <text:p>135</text:p>
          </table:table-cell>
          <table:table-cell office:value-type="float" office:value="51038">
            <text:p>51038</text:p>
          </table:table-cell>
          <table:table-cell office:value-type="float" office:value="51409">
            <text:p>51409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136">
            <text:p>136</text:p>
          </table:table-cell>
          <table:table-cell office:value-type="float" office:value="12589">
            <text:p>12589</text:p>
          </table:table-cell>
          <table:table-cell office:value-type="float" office:value="17509">
            <text:p>17509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137">
            <text:p>137</text:p>
          </table:table-cell>
          <table:table-cell office:value-type="float" office:value="21581">
            <text:p>21581</text:p>
          </table:table-cell>
          <table:table-cell office:value-type="float" office:value="21705">
            <text:p>21705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138">
            <text:p>138</text:p>
          </table:table-cell>
          <table:table-cell office:value-type="float" office:value="42798">
            <text:p>42798</text:p>
          </table:table-cell>
          <table:table-cell office:value-type="float" office:value="49663">
            <text:p>49663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139">
            <text:p>139</text:p>
          </table:table-cell>
          <table:table-cell office:value-type="float" office:value="32249">
            <text:p>32249</text:p>
          </table:table-cell>
          <table:table-cell office:value-type="float" office:value="32635">
            <text:p>32635</text:p>
          </table:table-cell>
          <table:table-cell office:value-type="string">
            <text:p>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140">
            <text:p>140</text:p>
          </table:table-cell>
          <table:table-cell office:value-type="float" office:value="27167">
            <text:p>27167</text:p>
          </table:table-cell>
          <table:table-cell office:value-type="float" office:value="35336">
            <text:p>35336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3">
          <table:table-cell table:style-name="ce4" office:value-type="float" office:value="141">
            <text:p>141</text:p>
          </table:table-cell>
          <table:table-cell office:value-type="float" office:value="21162">
            <text:p>21162</text:p>
          </table:table-cell>
          <table:table-cell office:value-type="float" office:value="22623">
            <text:p>22623</text:p>
          </table:table-cell>
          <table:table-cell office:value-type="string">
            <text:p>II</text:p>
          </table:table-cell>
          <table:table-cell table:style-name="ce20"/>
          <table:table-cell table:number-columns-repeated="1019"/>
        </table:table-row>
        <table:table-row table:style-name="ro4" table:number-rows-repeated="104843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iagrama" table:style-name="ta1">
        <table:table-column table:style-name="co11" table:default-cell-style-name="ce1"/>
        <table:table-column table:style-name="co12" table:default-cell-style-name="ce1"/>
        <table:table-column table:style-name="co13" table:number-columns-repeated="12" table:default-cell-style-name="ce5"/>
        <table:table-column table:style-name="co11" table:number-columns-repeated="1010" table:default-cell-style-name="ce1"/>
        <table:table-row table:style-name="ro5">
          <table:table-cell/>
          <table:table-cell table:style-name="ce4" office:value-type="string">
            <text:p>5-oji namų bendrija</text:p>
          </table:table-cell>
          <table:table-cell table:number-columns-repeated="3"/>
          <table:table-cell office:value-type="string" table:number-columns-spanned="6" table:number-rows-spanned="1">
            <text:p>Suvartota elektros energija, kWh</text:p>
          </table:table-cell>
          <table:covered-table-cell table:number-columns-repeated="5"/>
          <table:table-cell table:number-columns-repeated="1013"/>
        </table:table-row>
        <table:table-row table:style-name="ro4">
          <table:table-cell table:number-columns-repeated="2"/>
          <table:table-cell table:style-name="ce4" office:value-type="string">
            <text:p>Sausis</text:p>
          </table:table-cell>
          <table:table-cell table:style-name="ce4" office:value-type="string">
            <text:p>Vasaris</text:p>
          </table:table-cell>
          <table:table-cell table:style-name="ce4" office:value-type="string">
            <text:p>Kovas</text:p>
          </table:table-cell>
          <table:table-cell table:style-name="ce4" office:value-type="string">
            <text:p>Balandis</text:p>
          </table:table-cell>
          <table:table-cell table:style-name="ce4" office:value-type="string">
            <text:p>Gegužė</text:p>
          </table:table-cell>
          <table:table-cell table:style-name="ce4" office:value-type="string">
            <text:p>Birželis</text:p>
          </table:table-cell>
          <table:table-cell table:style-name="ce4" office:value-type="string">
            <text:p>Liepa</text:p>
          </table:table-cell>
          <table:table-cell table:style-name="ce4" office:value-type="string">
            <text:p>Rugpjūtis</text:p>
          </table:table-cell>
          <table:table-cell table:style-name="ce4" office:value-type="string">
            <text:p>Rugsėjis</text:p>
          </table:table-cell>
          <table:table-cell table:style-name="ce4" office:value-type="string">
            <text:p>Spalis</text:p>
          </table:table-cell>
          <table:table-cell table:style-name="ce4" office:value-type="string">
            <text:p>Lapkritis</text:p>
          </table:table-cell>
          <table:table-cell table:style-name="ce4" office:value-type="string">
            <text:p>Gruodis</text:p>
          </table:table-cell>
          <table:table-cell table:number-columns-repeated="1010"/>
        </table:table-row>
        <table:table-row table:style-name="ro4">
          <table:table-cell/>
          <table:table-cell table:style-name="ce4" office:value-type="string">
            <text:p>2017 metai</text:p>
          </table:table-cell>
          <table:table-cell office:value-type="float" office:value="2100">
            <text:p>2100</text:p>
          </table:table-cell>
          <table:table-cell office:value-type="float" office:value="2006">
            <text:p>2006</text:p>
          </table:table-cell>
          <table:table-cell office:value-type="float" office:value="1869">
            <text:p>1869</text:p>
          </table:table-cell>
          <table:table-cell office:value-type="float" office:value="1722">
            <text:p>1722</text:p>
          </table:table-cell>
          <table:table-cell office:value-type="float" office:value="1605">
            <text:p>1605</text:p>
          </table:table-cell>
          <table:table-cell office:value-type="float" office:value="1572">
            <text:p>1572</text:p>
          </table:table-cell>
          <table:table-cell office:value-type="float" office:value="1435">
            <text:p>1435</text:p>
          </table:table-cell>
          <table:table-cell office:value-type="float" office:value="1299">
            <text:p>1299</text:p>
          </table:table-cell>
          <table:table-cell office:value-type="float" office:value="1381">
            <text:p>1381</text:p>
          </table:table-cell>
          <table:table-cell office:value-type="float" office:value="1602">
            <text:p>1602</text:p>
          </table:table-cell>
          <table:table-cell office:value-type="float" office:value="1866">
            <text:p>1866</text:p>
          </table:table-cell>
          <table:table-cell office:value-type="float" office:value="2199">
            <text:p>2199</text:p>
          </table:table-cell>
          <table:table-cell table:number-columns-repeated="1010"/>
        </table:table-row>
        <table:table-row table:style-name="ro4">
          <table:table-cell/>
          <table:table-cell table:style-name="ce4" office:value-type="string">
            <text:p>2018 metai</text:p>
          </table:table-cell>
          <table:table-cell office:value-type="float" office:value="2162">
            <text:p>2162</text:p>
          </table:table-cell>
          <table:table-cell office:value-type="float" office:value="1958">
            <text:p>1958</text:p>
          </table:table-cell>
          <table:table-cell office:value-type="float" office:value="1822">
            <text:p>1822</text:p>
          </table:table-cell>
          <table:table-cell office:value-type="float" office:value="1698">
            <text:p>1698</text:p>
          </table:table-cell>
          <table:table-cell office:value-type="float" office:value="1597">
            <text:p>1597</text:p>
          </table:table-cell>
          <table:table-cell office:value-type="float" office:value="1533">
            <text:p>1533</text:p>
          </table:table-cell>
          <table:table-cell office:value-type="float" office:value="1427">
            <text:p>1427</text:p>
          </table:table-cell>
          <table:table-cell office:value-type="float" office:value="1302">
            <text:p>1302</text:p>
          </table:table-cell>
          <table:table-cell office:value-type="float" office:value="1406">
            <text:p>1406</text:p>
          </table:table-cell>
          <table:table-cell office:value-type="float" office:value="1599">
            <text:p>1599</text:p>
          </table:table-cell>
          <table:table-cell office:value-type="float" office:value="1854">
            <text:p>1854</text:p>
          </table:table-cell>
          <table:table-cell office:value-type="float" office:value="2155">
            <text:p>2155</text:p>
          </table:table-cell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>
            <draw:frame table:end-cell-address="Diagrama.O24" table:end-x="0.105cm" table:end-y="0.177cm" draw:z-index="0" draw:name="Diagrama 1" draw:style-name="gr1" svg:width="22.8cm" svg:height="9cm" svg:x="0.079cm" svg:y="0.066cm">
              <draw:object draw:notify-on-update-of-ranges="Diagrama.C2:Diagrama.N2 Diagrama.B3:Diagrama.B3 Diagrama.C3:Diagrama.N3 Diagrama.B4:Diagrama.B4 Diagrama.C4:Diagrama.N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4" table:number-rows-repeated="104856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op_10" table:style-name="ta2">
        <table:table-column table:style-name="co1" table:default-cell-style-name="ce21"/>
        <table:table-column table:style-name="co7" table:number-columns-repeated="2" table:default-cell-style-name="ce5"/>
        <table:table-column table:style-name="co4" table:default-cell-style-name="ce5"/>
        <table:table-column table:style-name="co11" table:number-columns-repeated="1020" table:default-cell-style-name="ce1"/>
        <table:table-row table:style-name="ro1">
          <table:table-cell table:style-name="ce26" office:value-type="string" table:number-columns-spanned="3" table:number-rows-spanned="1">
            <text:p>Adresas: Žalioji g. 52, Geramiestis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22"/>
          <table:table-cell table:style-name="ce28" office:value-type="string" table:number-columns-spanned="2" table:number-rows-spanned="1">
            <text:p>Dujų skaitiklio rodmenys</text:p>
          </table:table-cell>
          <table:covered-table-cell/>
          <table:table-cell table:number-columns-repeated="1021"/>
        </table:table-row>
        <table:table-row table:style-name="ro1">
          <table:table-cell table:style-name="ce23" office:value-type="string">
            <text:p>Buto numeris</text:p>
          </table:table-cell>
          <table:table-cell table:style-name="ce7" office:value-type="string">
            <text:p>Sausis</text:p>
          </table:table-cell>
          <table:table-cell table:style-name="ce7" office:value-type="string">
            <text:p>Gruodis</text:p>
          </table:table-cell>
          <table:table-cell table:style-name="ce8" office:value-type="string">
            <text:p>Klientų grupė</text:p>
          </table:table-cell>
          <table:table-cell table:number-columns-repeated="1020"/>
        </table:table-row>
        <table:table-row table:style-name="ro3">
          <table:table-cell table:style-name="ce4" office:value-type="float" office:value="1">
            <text:p>1</text:p>
          </table:table-cell>
          <table:table-cell office:value-type="float" office:value="12365">
            <text:p>12365</text:p>
          </table:table-cell>
          <table:table-cell office:value-type="float" office:value="12753">
            <text:p>12753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2">
            <text:p>2</text:p>
          </table:table-cell>
          <table:table-cell office:value-type="float" office:value="25487">
            <text:p>25487</text:p>
          </table:table-cell>
          <table:table-cell office:value-type="float" office:value="25987">
            <text:p>25987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3">
            <text:p>3</text:p>
          </table:table-cell>
          <table:table-cell office:value-type="float" office:value="25478">
            <text:p>25478</text:p>
          </table:table-cell>
          <table:table-cell office:value-type="float" office:value="25987">
            <text:p>25987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4">
            <text:p>4</text:p>
          </table:table-cell>
          <table:table-cell office:value-type="float" office:value="24965">
            <text:p>24965</text:p>
          </table:table-cell>
          <table:table-cell office:value-type="float" office:value="25478">
            <text:p>25478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5">
            <text:p>5</text:p>
          </table:table-cell>
          <table:table-cell office:value-type="float" office:value="65231">
            <text:p>65231</text:p>
          </table:table-cell>
          <table:table-cell office:value-type="float" office:value="65745">
            <text:p>65745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6">
            <text:p>6</text:p>
          </table:table-cell>
          <table:table-cell office:value-type="float" office:value="25478">
            <text:p>25478</text:p>
          </table:table-cell>
          <table:table-cell office:value-type="float" office:value="26002">
            <text:p>26002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7">
            <text:p>7</text:p>
          </table:table-cell>
          <table:table-cell office:value-type="float" office:value="94652">
            <text:p>94652</text:p>
          </table:table-cell>
          <table:table-cell office:value-type="float" office:value="94695">
            <text:p>94695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8">
            <text:p>8</text:p>
          </table:table-cell>
          <table:table-cell office:value-type="float" office:value="83904">
            <text:p>83904</text:p>
          </table:table-cell>
          <table:table-cell office:value-type="float" office:value="83985">
            <text:p>83985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9">
            <text:p>9</text:p>
          </table:table-cell>
          <table:table-cell office:value-type="float" office:value="24652">
            <text:p>24652</text:p>
          </table:table-cell>
          <table:table-cell office:value-type="float" office:value="24739">
            <text:p>24739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0">
            <text:p>10</text:p>
          </table:table-cell>
          <table:table-cell office:value-type="float" office:value="42270">
            <text:p>42270</text:p>
          </table:table-cell>
          <table:table-cell office:value-type="float" office:value="42369">
            <text:p>42369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1">
            <text:p>11</text:p>
          </table:table-cell>
          <table:table-cell office:value-type="float" office:value="33866">
            <text:p>33866</text:p>
          </table:table-cell>
          <table:table-cell office:value-type="float" office:value="34001">
            <text:p>34001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2">
            <text:p>12</text:p>
          </table:table-cell>
          <table:table-cell office:value-type="float" office:value="24652">
            <text:p>24652</text:p>
          </table:table-cell>
          <table:table-cell office:value-type="float" office:value="24792">
            <text:p>24792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3">
            <text:p>13</text:p>
          </table:table-cell>
          <table:table-cell office:value-type="float" office:value="45890">
            <text:p>45890</text:p>
          </table:table-cell>
          <table:table-cell office:value-type="float" office:value="46033">
            <text:p>46033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4">
            <text:p>14</text:p>
          </table:table-cell>
          <table:table-cell office:value-type="float" office:value="94652">
            <text:p>94652</text:p>
          </table:table-cell>
          <table:table-cell office:value-type="float" office:value="94802">
            <text:p>94802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5">
            <text:p>15</text:p>
          </table:table-cell>
          <table:table-cell office:value-type="float" office:value="14452">
            <text:p>14452</text:p>
          </table:table-cell>
          <table:table-cell office:value-type="float" office:value="14625">
            <text:p>14625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6">
            <text:p>16</text:p>
          </table:table-cell>
          <table:table-cell office:value-type="float" office:value="22365">
            <text:p>22365</text:p>
          </table:table-cell>
          <table:table-cell office:value-type="float" office:value="22689">
            <text:p>22689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7">
            <text:p>17</text:p>
          </table:table-cell>
          <table:table-cell office:value-type="float" office:value="23621">
            <text:p>23621</text:p>
          </table:table-cell>
          <table:table-cell office:value-type="float" office:value="23691">
            <text:p>23691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8">
            <text:p>18</text:p>
          </table:table-cell>
          <table:table-cell office:value-type="float" office:value="36505">
            <text:p>36505</text:p>
          </table:table-cell>
          <table:table-cell office:value-type="float" office:value="36828">
            <text:p>36828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9">
            <text:p>19</text:p>
          </table:table-cell>
          <table:table-cell office:value-type="float" office:value="12365">
            <text:p>12365</text:p>
          </table:table-cell>
          <table:table-cell office:value-type="float" office:value="12689">
            <text:p>12689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20">
            <text:p>20</text:p>
          </table:table-cell>
          <table:table-cell office:value-type="float" office:value="15613">
            <text:p>15613</text:p>
          </table:table-cell>
          <table:table-cell office:value-type="float" office:value="15932">
            <text:p>15932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21">
            <text:p>21</text:p>
          </table:table-cell>
          <table:table-cell office:value-type="float" office:value="94252">
            <text:p>94252</text:p>
          </table:table-cell>
          <table:table-cell office:value-type="float" office:value="94563">
            <text:p>94563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22">
            <text:p>22</text:p>
          </table:table-cell>
          <table:table-cell office:value-type="float" office:value="14652">
            <text:p>14652</text:p>
          </table:table-cell>
          <table:table-cell office:value-type="float" office:value="14963">
            <text:p>14963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23">
            <text:p>23</text:p>
          </table:table-cell>
          <table:table-cell office:value-type="float" office:value="24652">
            <text:p>24652</text:p>
          </table:table-cell>
          <table:table-cell office:value-type="float" office:value="24941">
            <text:p>24941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24">
            <text:p>24</text:p>
          </table:table-cell>
          <table:table-cell office:value-type="float" office:value="94652">
            <text:p>94652</text:p>
          </table:table-cell>
          <table:table-cell office:value-type="float" office:value="94940">
            <text:p>94940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25">
            <text:p>25</text:p>
          </table:table-cell>
          <table:table-cell office:value-type="float" office:value="68974">
            <text:p>68974</text:p>
          </table:table-cell>
          <table:table-cell office:value-type="float" office:value="69252">
            <text:p>69252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26">
            <text:p>26</text:p>
          </table:table-cell>
          <table:table-cell office:value-type="float" office:value="26852">
            <text:p>26852</text:p>
          </table:table-cell>
          <table:table-cell office:value-type="float" office:value="27123">
            <text:p>27123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27">
            <text:p>27</text:p>
          </table:table-cell>
          <table:table-cell office:value-type="float" office:value="36485">
            <text:p>36485</text:p>
          </table:table-cell>
          <table:table-cell office:value-type="float" office:value="36752">
            <text:p>36752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28">
            <text:p>28</text:p>
          </table:table-cell>
          <table:table-cell office:value-type="float" office:value="36485">
            <text:p>36485</text:p>
          </table:table-cell>
          <table:table-cell office:value-type="float" office:value="36752">
            <text:p>36752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29">
            <text:p>29</text:p>
          </table:table-cell>
          <table:table-cell office:value-type="float" office:value="24652">
            <text:p>24652</text:p>
          </table:table-cell>
          <table:table-cell office:value-type="float" office:value="24906">
            <text:p>24906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30">
            <text:p>30</text:p>
          </table:table-cell>
          <table:table-cell office:value-type="float" office:value="55378">
            <text:p>55378</text:p>
          </table:table-cell>
          <table:table-cell office:value-type="float" office:value="55623">
            <text:p>55623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31">
            <text:p>31</text:p>
          </table:table-cell>
          <table:table-cell office:value-type="float" office:value="24652">
            <text:p>24652</text:p>
          </table:table-cell>
          <table:table-cell office:value-type="float" office:value="24883">
            <text:p>24883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32">
            <text:p>32</text:p>
          </table:table-cell>
          <table:table-cell office:value-type="float" office:value="75663">
            <text:p>75663</text:p>
          </table:table-cell>
          <table:table-cell office:value-type="float" office:value="75992">
            <text:p>75992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33">
            <text:p>33</text:p>
          </table:table-cell>
          <table:table-cell office:value-type="float" office:value="45034">
            <text:p>45034</text:p>
          </table:table-cell>
          <table:table-cell office:value-type="float" office:value="45263">
            <text:p>45263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34">
            <text:p>34</text:p>
          </table:table-cell>
          <table:table-cell office:value-type="float" office:value="26593">
            <text:p>26593</text:p>
          </table:table-cell>
          <table:table-cell office:value-type="float" office:value="26923">
            <text:p>26923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35">
            <text:p>35</text:p>
          </table:table-cell>
          <table:table-cell office:value-type="float" office:value="25632">
            <text:p>25632</text:p>
          </table:table-cell>
          <table:table-cell office:value-type="float" office:value="25963">
            <text:p>25963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36">
            <text:p>36</text:p>
          </table:table-cell>
          <table:table-cell office:value-type="float" office:value="24587">
            <text:p>24587</text:p>
          </table:table-cell>
          <table:table-cell office:value-type="float" office:value="24798">
            <text:p>24798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37">
            <text:p>37</text:p>
          </table:table-cell>
          <table:table-cell office:value-type="float" office:value="45872">
            <text:p>45872</text:p>
          </table:table-cell>
          <table:table-cell office:value-type="float" office:value="46606">
            <text:p>46606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38">
            <text:p>38</text:p>
          </table:table-cell>
          <table:table-cell office:value-type="float" office:value="22563">
            <text:p>22563</text:p>
          </table:table-cell>
          <table:table-cell office:value-type="float" office:value="22899">
            <text:p>22899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39">
            <text:p>39</text:p>
          </table:table-cell>
          <table:table-cell office:value-type="float" office:value="16593">
            <text:p>16593</text:p>
          </table:table-cell>
          <table:table-cell office:value-type="float" office:value="16923">
            <text:p>16923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40">
            <text:p>40</text:p>
          </table:table-cell>
          <table:table-cell office:value-type="float" office:value="12365">
            <text:p>12365</text:p>
          </table:table-cell>
          <table:table-cell office:value-type="float" office:value="12689">
            <text:p>12689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41">
            <text:p>41</text:p>
          </table:table-cell>
          <table:table-cell office:value-type="float" office:value="22692">
            <text:p>22692</text:p>
          </table:table-cell>
          <table:table-cell office:value-type="float" office:value="22989">
            <text:p>22989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42">
            <text:p>42</text:p>
          </table:table-cell>
          <table:table-cell office:value-type="float" office:value="12365">
            <text:p>12365</text:p>
          </table:table-cell>
          <table:table-cell office:value-type="float" office:value="12689">
            <text:p>12689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43">
            <text:p>43</text:p>
          </table:table-cell>
          <table:table-cell office:value-type="float" office:value="12365">
            <text:p>12365</text:p>
          </table:table-cell>
          <table:table-cell office:value-type="float" office:value="12689">
            <text:p>12689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44">
            <text:p>44</text:p>
          </table:table-cell>
          <table:table-cell office:value-type="float" office:value="12365">
            <text:p>12365</text:p>
          </table:table-cell>
          <table:table-cell office:value-type="float" office:value="12693">
            <text:p>12693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45">
            <text:p>45</text:p>
          </table:table-cell>
          <table:table-cell office:value-type="float" office:value="12365">
            <text:p>12365</text:p>
          </table:table-cell>
          <table:table-cell office:value-type="float" office:value="12694">
            <text:p>12694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46">
            <text:p>46</text:p>
          </table:table-cell>
          <table:table-cell office:value-type="float" office:value="12365">
            <text:p>12365</text:p>
          </table:table-cell>
          <table:table-cell office:value-type="float" office:value="12695">
            <text:p>12695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47">
            <text:p>47</text:p>
          </table:table-cell>
          <table:table-cell office:value-type="float" office:value="22563">
            <text:p>22563</text:p>
          </table:table-cell>
          <table:table-cell office:value-type="float" office:value="22899">
            <text:p>22899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48">
            <text:p>48</text:p>
          </table:table-cell>
          <table:table-cell office:value-type="float" office:value="32369">
            <text:p>32369</text:p>
          </table:table-cell>
          <table:table-cell office:value-type="float" office:value="32710">
            <text:p>32710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49">
            <text:p>49</text:p>
          </table:table-cell>
          <table:table-cell office:value-type="float" office:value="24652">
            <text:p>24652</text:p>
          </table:table-cell>
          <table:table-cell office:value-type="float" office:value="25001">
            <text:p>25001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50">
            <text:p>50</text:p>
          </table:table-cell>
          <table:table-cell office:value-type="float" office:value="94652">
            <text:p>94652</text:p>
          </table:table-cell>
          <table:table-cell office:value-type="float" office:value="95001">
            <text:p>95001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51">
            <text:p>51</text:p>
          </table:table-cell>
          <table:table-cell office:value-type="float" office:value="14652">
            <text:p>14652</text:p>
          </table:table-cell>
          <table:table-cell office:value-type="float" office:value="15001">
            <text:p>15001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52">
            <text:p>52</text:p>
          </table:table-cell>
          <table:table-cell office:value-type="float" office:value="25642">
            <text:p>25642</text:p>
          </table:table-cell>
          <table:table-cell office:value-type="float" office:value="26001">
            <text:p>26001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53">
            <text:p>53</text:p>
          </table:table-cell>
          <table:table-cell office:value-type="float" office:value="55893">
            <text:p>55893</text:p>
          </table:table-cell>
          <table:table-cell office:value-type="float" office:value="56001">
            <text:p>56001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54">
            <text:p>54</text:p>
          </table:table-cell>
          <table:table-cell office:value-type="float" office:value="24652">
            <text:p>24652</text:p>
          </table:table-cell>
          <table:table-cell office:value-type="float" office:value="25004">
            <text:p>25004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55">
            <text:p>55</text:p>
          </table:table-cell>
          <table:table-cell office:value-type="float" office:value="20468">
            <text:p>20468</text:p>
          </table:table-cell>
          <table:table-cell office:value-type="float" office:value="20825">
            <text:p>20825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56">
            <text:p>56</text:p>
          </table:table-cell>
          <table:table-cell office:value-type="float" office:value="69641">
            <text:p>69641</text:p>
          </table:table-cell>
          <table:table-cell office:value-type="float" office:value="70001">
            <text:p>70001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57">
            <text:p>57</text:p>
          </table:table-cell>
          <table:table-cell office:value-type="float" office:value="52852">
            <text:p>52852</text:p>
          </table:table-cell>
          <table:table-cell office:value-type="float" office:value="53214">
            <text:p>53214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58">
            <text:p>58</text:p>
          </table:table-cell>
          <table:table-cell office:value-type="float" office:value="35351">
            <text:p>35351</text:p>
          </table:table-cell>
          <table:table-cell office:value-type="float" office:value="35715">
            <text:p>35715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59">
            <text:p>59</text:p>
          </table:table-cell>
          <table:table-cell office:value-type="float" office:value="94652">
            <text:p>94652</text:p>
          </table:table-cell>
          <table:table-cell office:value-type="float" office:value="95239">
            <text:p>95239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60">
            <text:p>60</text:p>
          </table:table-cell>
          <table:table-cell office:value-type="float" office:value="45034">
            <text:p>45034</text:p>
          </table:table-cell>
          <table:table-cell office:value-type="float" office:value="45625">
            <text:p>45625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61">
            <text:p>61</text:p>
          </table:table-cell>
          <table:table-cell office:value-type="float" office:value="45034">
            <text:p>45034</text:p>
          </table:table-cell>
          <table:table-cell office:value-type="float" office:value="45621">
            <text:p>45621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62">
            <text:p>62</text:p>
          </table:table-cell>
          <table:table-cell office:value-type="float" office:value="45034">
            <text:p>45034</text:p>
          </table:table-cell>
          <table:table-cell office:value-type="float" office:value="45621">
            <text:p>45621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63">
            <text:p>63</text:p>
          </table:table-cell>
          <table:table-cell office:value-type="float" office:value="41115">
            <text:p>41115</text:p>
          </table:table-cell>
          <table:table-cell office:value-type="float" office:value="41683">
            <text:p>41683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64">
            <text:p>64</text:p>
          </table:table-cell>
          <table:table-cell office:value-type="float" office:value="25478">
            <text:p>25478</text:p>
          </table:table-cell>
          <table:table-cell office:value-type="float" office:value="25846">
            <text:p>25846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65">
            <text:p>65</text:p>
          </table:table-cell>
          <table:table-cell office:value-type="float" office:value="25478">
            <text:p>25478</text:p>
          </table:table-cell>
          <table:table-cell office:value-type="float" office:value="25843">
            <text:p>25843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66">
            <text:p>66</text:p>
          </table:table-cell>
          <table:table-cell office:value-type="float" office:value="25271">
            <text:p>25271</text:p>
          </table:table-cell>
          <table:table-cell office:value-type="float" office:value="25842">
            <text:p>25842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67">
            <text:p>67</text:p>
          </table:table-cell>
          <table:table-cell office:value-type="float" office:value="25421">
            <text:p>25421</text:p>
          </table:table-cell>
          <table:table-cell office:value-type="float" office:value="25802">
            <text:p>25802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68">
            <text:p>68</text:p>
          </table:table-cell>
          <table:table-cell office:value-type="float" office:value="25034">
            <text:p>25034</text:p>
          </table:table-cell>
          <table:table-cell office:value-type="float" office:value="25625">
            <text:p>25625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69">
            <text:p>69</text:p>
          </table:table-cell>
          <table:table-cell office:value-type="float" office:value="25034">
            <text:p>25034</text:p>
          </table:table-cell>
          <table:table-cell office:value-type="float" office:value="25625">
            <text:p>25625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70">
            <text:p>70</text:p>
          </table:table-cell>
          <table:table-cell office:value-type="float" office:value="24652">
            <text:p>24652</text:p>
          </table:table-cell>
          <table:table-cell office:value-type="float" office:value="25033">
            <text:p>25033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71">
            <text:p>71</text:p>
          </table:table-cell>
          <table:table-cell office:value-type="float" office:value="15034">
            <text:p>15034</text:p>
          </table:table-cell>
          <table:table-cell office:value-type="float" office:value="15632">
            <text:p>15632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72">
            <text:p>72</text:p>
          </table:table-cell>
          <table:table-cell office:value-type="float" office:value="75421">
            <text:p>75421</text:p>
          </table:table-cell>
          <table:table-cell office:value-type="float" office:value="76021">
            <text:p>76021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73">
            <text:p>73</text:p>
          </table:table-cell>
          <table:table-cell office:value-type="float" office:value="45203">
            <text:p>45203</text:p>
          </table:table-cell>
          <table:table-cell office:value-type="float" office:value="45827">
            <text:p>45827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74">
            <text:p>74</text:p>
          </table:table-cell>
          <table:table-cell office:value-type="float" office:value="22336">
            <text:p>22336</text:p>
          </table:table-cell>
          <table:table-cell office:value-type="float" office:value="22963">
            <text:p>22963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75">
            <text:p>75</text:p>
          </table:table-cell>
          <table:table-cell office:value-type="float" office:value="66935">
            <text:p>66935</text:p>
          </table:table-cell>
          <table:table-cell office:value-type="float" office:value="67562">
            <text:p>67562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76">
            <text:p>76</text:p>
          </table:table-cell>
          <table:table-cell office:value-type="float" office:value="25478">
            <text:p>25478</text:p>
          </table:table-cell>
          <table:table-cell office:value-type="float" office:value="26136">
            <text:p>26136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77">
            <text:p>77</text:p>
          </table:table-cell>
          <table:table-cell office:value-type="float" office:value="21863">
            <text:p>21863</text:p>
          </table:table-cell>
          <table:table-cell office:value-type="float" office:value="22532">
            <text:p>22532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78">
            <text:p>78</text:p>
          </table:table-cell>
          <table:table-cell office:value-type="float" office:value="21863">
            <text:p>21863</text:p>
          </table:table-cell>
          <table:table-cell office:value-type="float" office:value="22532">
            <text:p>22532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79">
            <text:p>79</text:p>
          </table:table-cell>
          <table:table-cell office:value-type="float" office:value="22860">
            <text:p>22860</text:p>
          </table:table-cell>
          <table:table-cell office:value-type="float" office:value="22991">
            <text:p>22991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80">
            <text:p>80</text:p>
          </table:table-cell>
          <table:table-cell office:value-type="float" office:value="55463">
            <text:p>55463</text:p>
          </table:table-cell>
          <table:table-cell office:value-type="float" office:value="55923">
            <text:p>55923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81">
            <text:p>81</text:p>
          </table:table-cell>
          <table:table-cell office:value-type="float" office:value="98167">
            <text:p>98167</text:p>
          </table:table-cell>
          <table:table-cell office:value-type="float" office:value="98632">
            <text:p>98632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82">
            <text:p>82</text:p>
          </table:table-cell>
          <table:table-cell office:value-type="float" office:value="55632">
            <text:p>55632</text:p>
          </table:table-cell>
          <table:table-cell office:value-type="float" office:value="56100">
            <text:p>56100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83">
            <text:p>83</text:p>
          </table:table-cell>
          <table:table-cell office:value-type="float" office:value="26452">
            <text:p>26452</text:p>
          </table:table-cell>
          <table:table-cell office:value-type="float" office:value="27156">
            <text:p>27156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84">
            <text:p>84</text:p>
          </table:table-cell>
          <table:table-cell office:value-type="float" office:value="94652">
            <text:p>94652</text:p>
          </table:table-cell>
          <table:table-cell office:value-type="float" office:value="95365">
            <text:p>95365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85">
            <text:p>85</text:p>
          </table:table-cell>
          <table:table-cell office:value-type="float" office:value="11478">
            <text:p>11478</text:p>
          </table:table-cell>
          <table:table-cell office:value-type="float" office:value="12690">
            <text:p>12690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86">
            <text:p>86</text:p>
          </table:table-cell>
          <table:table-cell office:value-type="float" office:value="95478">
            <text:p>95478</text:p>
          </table:table-cell>
          <table:table-cell office:value-type="float" office:value="96652">
            <text:p>96652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87">
            <text:p>87</text:p>
          </table:table-cell>
          <table:table-cell office:value-type="float" office:value="93462">
            <text:p>93462</text:p>
          </table:table-cell>
          <table:table-cell office:value-type="float" office:value="94563">
            <text:p>94563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88">
            <text:p>88</text:p>
          </table:table-cell>
          <table:table-cell office:value-type="float" office:value="34563">
            <text:p>34563</text:p>
          </table:table-cell>
          <table:table-cell office:value-type="float" office:value="35621">
            <text:p>35621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89">
            <text:p>89</text:p>
          </table:table-cell>
          <table:table-cell office:value-type="float" office:value="11652">
            <text:p>11652</text:p>
          </table:table-cell>
          <table:table-cell office:value-type="float" office:value="12691">
            <text:p>12691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90">
            <text:p>90</text:p>
          </table:table-cell>
          <table:table-cell office:value-type="float" office:value="31633">
            <text:p>31633</text:p>
          </table:table-cell>
          <table:table-cell office:value-type="float" office:value="32669">
            <text:p>32669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91">
            <text:p>91</text:p>
          </table:table-cell>
          <table:table-cell office:value-type="float" office:value="45034">
            <text:p>45034</text:p>
          </table:table-cell>
          <table:table-cell office:value-type="float" office:value="45930">
            <text:p>45930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92">
            <text:p>92</text:p>
          </table:table-cell>
          <table:table-cell office:value-type="float" office:value="99032">
            <text:p>99032</text:p>
          </table:table-cell>
          <table:table-cell office:value-type="float" office:value="99856">
            <text:p>99856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93">
            <text:p>93</text:p>
          </table:table-cell>
          <table:table-cell office:value-type="float" office:value="64885">
            <text:p>64885</text:p>
          </table:table-cell>
          <table:table-cell office:value-type="float" office:value="65701">
            <text:p>65701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94">
            <text:p>94</text:p>
          </table:table-cell>
          <table:table-cell office:value-type="float" office:value="89754">
            <text:p>89754</text:p>
          </table:table-cell>
          <table:table-cell office:value-type="float" office:value="90254">
            <text:p>90254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95">
            <text:p>95</text:p>
          </table:table-cell>
          <table:table-cell office:value-type="float" office:value="55103">
            <text:p>55103</text:p>
          </table:table-cell>
          <table:table-cell office:value-type="float" office:value="55603">
            <text:p>55603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96">
            <text:p>96</text:p>
          </table:table-cell>
          <table:table-cell office:value-type="float" office:value="22453">
            <text:p>22453</text:p>
          </table:table-cell>
          <table:table-cell office:value-type="float" office:value="22951">
            <text:p>22951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97">
            <text:p>97</text:p>
          </table:table-cell>
          <table:table-cell office:value-type="float" office:value="22468">
            <text:p>22468</text:p>
          </table:table-cell>
          <table:table-cell office:value-type="float" office:value="22963">
            <text:p>22963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98">
            <text:p>98</text:p>
          </table:table-cell>
          <table:table-cell office:value-type="float" office:value="56325">
            <text:p>56325</text:p>
          </table:table-cell>
          <table:table-cell office:value-type="float" office:value="56820">
            <text:p>56820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99">
            <text:p>99</text:p>
          </table:table-cell>
          <table:table-cell office:value-type="float" office:value="22468">
            <text:p>22468</text:p>
          </table:table-cell>
          <table:table-cell office:value-type="float" office:value="22963">
            <text:p>22963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00">
            <text:p>100</text:p>
          </table:table-cell>
          <table:table-cell office:value-type="float" office:value="12635">
            <text:p>12635</text:p>
          </table:table-cell>
          <table:table-cell office:value-type="float" office:value="12872">
            <text:p>12872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01">
            <text:p>101</text:p>
          </table:table-cell>
          <table:table-cell office:value-type="float" office:value="45034">
            <text:p>45034</text:p>
          </table:table-cell>
          <table:table-cell office:value-type="float" office:value="45523">
            <text:p>45523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02">
            <text:p>102</text:p>
          </table:table-cell>
          <table:table-cell office:value-type="float" office:value="34586">
            <text:p>34586</text:p>
          </table:table-cell>
          <table:table-cell office:value-type="float" office:value="35068">
            <text:p>35068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03">
            <text:p>103</text:p>
          </table:table-cell>
          <table:table-cell office:value-type="float" office:value="24934">
            <text:p>24934</text:p>
          </table:table-cell>
          <table:table-cell office:value-type="float" office:value="26225">
            <text:p>26225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04">
            <text:p>104</text:p>
          </table:table-cell>
          <table:table-cell office:value-type="float" office:value="11365">
            <text:p>11365</text:p>
          </table:table-cell>
          <table:table-cell office:value-type="float" office:value="12689">
            <text:p>12689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05">
            <text:p>105</text:p>
          </table:table-cell>
          <table:table-cell office:value-type="float" office:value="75037">
            <text:p>75037</text:p>
          </table:table-cell>
          <table:table-cell office:value-type="float" office:value="76390">
            <text:p>76390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06">
            <text:p>106</text:p>
          </table:table-cell>
          <table:table-cell office:value-type="float" office:value="10305">
            <text:p>10305</text:p>
          </table:table-cell>
          <table:table-cell office:value-type="float" office:value="11689">
            <text:p>11689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07">
            <text:p>107</text:p>
          </table:table-cell>
          <table:table-cell office:value-type="float" office:value="22227">
            <text:p>22227</text:p>
          </table:table-cell>
          <table:table-cell office:value-type="float" office:value="22369">
            <text:p>22369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08">
            <text:p>108</text:p>
          </table:table-cell>
          <table:table-cell office:value-type="float" office:value="47031">
            <text:p>47031</text:p>
          </table:table-cell>
          <table:table-cell office:value-type="float" office:value="48225">
            <text:p>48225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09">
            <text:p>109</text:p>
          </table:table-cell>
          <table:table-cell office:value-type="float" office:value="45020">
            <text:p>45020</text:p>
          </table:table-cell>
          <table:table-cell office:value-type="float" office:value="46225">
            <text:p>46225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10">
            <text:p>110</text:p>
          </table:table-cell>
          <table:table-cell office:value-type="float" office:value="23701">
            <text:p>23701</text:p>
          </table:table-cell>
          <table:table-cell office:value-type="float" office:value="25369">
            <text:p>25369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11">
            <text:p>111</text:p>
          </table:table-cell>
          <table:table-cell office:value-type="float" office:value="18235">
            <text:p>18235</text:p>
          </table:table-cell>
          <table:table-cell office:value-type="float" office:value="19905">
            <text:p>19905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12">
            <text:p>112</text:p>
          </table:table-cell>
          <table:table-cell office:value-type="float" office:value="10999">
            <text:p>10999</text:p>
          </table:table-cell>
          <table:table-cell office:value-type="float" office:value="12697">
            <text:p>12697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13">
            <text:p>113</text:p>
          </table:table-cell>
          <table:table-cell office:value-type="float" office:value="44002">
            <text:p>44002</text:p>
          </table:table-cell>
          <table:table-cell office:value-type="float" office:value="45724">
            <text:p>45724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14">
            <text:p>114</text:p>
          </table:table-cell>
          <table:table-cell office:value-type="float" office:value="45035">
            <text:p>45035</text:p>
          </table:table-cell>
          <table:table-cell office:value-type="float" office:value="47152">
            <text:p>47152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15">
            <text:p>115</text:p>
          </table:table-cell>
          <table:table-cell office:value-type="float" office:value="10478">
            <text:p>10478</text:p>
          </table:table-cell>
          <table:table-cell office:value-type="float" office:value="12696">
            <text:p>12696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16">
            <text:p>116</text:p>
          </table:table-cell>
          <table:table-cell office:value-type="float" office:value="38332">
            <text:p>38332</text:p>
          </table:table-cell>
          <table:table-cell office:value-type="float" office:value="40558">
            <text:p>40558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17">
            <text:p>117</text:p>
          </table:table-cell>
          <table:table-cell office:value-type="float" office:value="28323">
            <text:p>28323</text:p>
          </table:table-cell>
          <table:table-cell office:value-type="float" office:value="28558">
            <text:p>28558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18">
            <text:p>118</text:p>
          </table:table-cell>
          <table:table-cell office:value-type="float" office:value="68218">
            <text:p>68218</text:p>
          </table:table-cell>
          <table:table-cell office:value-type="float" office:value="68985">
            <text:p>68985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19">
            <text:p>119</text:p>
          </table:table-cell>
          <table:table-cell office:value-type="float" office:value="45036">
            <text:p>45036</text:p>
          </table:table-cell>
          <table:table-cell office:value-type="float" office:value="47271">
            <text:p>47271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20">
            <text:p>120</text:p>
          </table:table-cell>
          <table:table-cell office:value-type="float" office:value="22701">
            <text:p>22701</text:p>
          </table:table-cell>
          <table:table-cell office:value-type="float" office:value="25369">
            <text:p>25369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21">
            <text:p>121</text:p>
          </table:table-cell>
          <table:table-cell office:value-type="float" office:value="70122">
            <text:p>70122</text:p>
          </table:table-cell>
          <table:table-cell office:value-type="float" office:value="70253">
            <text:p>70253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22">
            <text:p>122</text:p>
          </table:table-cell>
          <table:table-cell office:value-type="float" office:value="31633">
            <text:p>31633</text:p>
          </table:table-cell>
          <table:table-cell office:value-type="float" office:value="34669">
            <text:p>34669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23">
            <text:p>123</text:p>
          </table:table-cell>
          <table:table-cell office:value-type="float" office:value="45031">
            <text:p>45031</text:p>
          </table:table-cell>
          <table:table-cell office:value-type="float" office:value="45225">
            <text:p>45225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24">
            <text:p>124</text:p>
          </table:table-cell>
          <table:table-cell office:value-type="float" office:value="31400">
            <text:p>31400</text:p>
          </table:table-cell>
          <table:table-cell office:value-type="float" office:value="32665">
            <text:p>32665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25">
            <text:p>125</text:p>
          </table:table-cell>
          <table:table-cell office:value-type="float" office:value="33866">
            <text:p>33866</text:p>
          </table:table-cell>
          <table:table-cell office:value-type="float" office:value="34522">
            <text:p>34522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26">
            <text:p>126</text:p>
          </table:table-cell>
          <table:table-cell office:value-type="float" office:value="39099">
            <text:p>39099</text:p>
          </table:table-cell>
          <table:table-cell office:value-type="float" office:value="40223">
            <text:p>40223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27">
            <text:p>127</text:p>
          </table:table-cell>
          <table:table-cell office:value-type="float" office:value="36099">
            <text:p>36099</text:p>
          </table:table-cell>
          <table:table-cell office:value-type="float" office:value="38223">
            <text:p>38223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28">
            <text:p>128</text:p>
          </table:table-cell>
          <table:table-cell office:value-type="float" office:value="21099">
            <text:p>21099</text:p>
          </table:table-cell>
          <table:table-cell office:value-type="float" office:value="21223">
            <text:p>21223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29">
            <text:p>129</text:p>
          </table:table-cell>
          <table:table-cell office:value-type="float" office:value="25320">
            <text:p>25320</text:p>
          </table:table-cell>
          <table:table-cell office:value-type="float" office:value="25832">
            <text:p>25832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30">
            <text:p>130</text:p>
          </table:table-cell>
          <table:table-cell office:value-type="float" office:value="45032">
            <text:p>45032</text:p>
          </table:table-cell>
          <table:table-cell office:value-type="float" office:value="46313">
            <text:p>46313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31">
            <text:p>131</text:p>
          </table:table-cell>
          <table:table-cell office:value-type="float" office:value="40565">
            <text:p>40565</text:p>
          </table:table-cell>
          <table:table-cell office:value-type="float" office:value="40879">
            <text:p>40879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32">
            <text:p>132</text:p>
          </table:table-cell>
          <table:table-cell office:value-type="float" office:value="60565">
            <text:p>60565</text:p>
          </table:table-cell>
          <table:table-cell office:value-type="float" office:value="62892">
            <text:p>62892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33">
            <text:p>133</text:p>
          </table:table-cell>
          <table:table-cell office:value-type="float" office:value="45033">
            <text:p>45033</text:p>
          </table:table-cell>
          <table:table-cell office:value-type="float" office:value="46605">
            <text:p>46605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34">
            <text:p>134</text:p>
          </table:table-cell>
          <table:table-cell office:value-type="float" office:value="80383">
            <text:p>80383</text:p>
          </table:table-cell>
          <table:table-cell office:value-type="float" office:value="80905">
            <text:p>80905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35">
            <text:p>135</text:p>
          </table:table-cell>
          <table:table-cell office:value-type="float" office:value="51038">
            <text:p>51038</text:p>
          </table:table-cell>
          <table:table-cell office:value-type="float" office:value="51409">
            <text:p>51409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36">
            <text:p>136</text:p>
          </table:table-cell>
          <table:table-cell office:value-type="float" office:value="12589">
            <text:p>12589</text:p>
          </table:table-cell>
          <table:table-cell office:value-type="float" office:value="17509">
            <text:p>17509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37">
            <text:p>137</text:p>
          </table:table-cell>
          <table:table-cell office:value-type="float" office:value="21581">
            <text:p>21581</text:p>
          </table:table-cell>
          <table:table-cell office:value-type="float" office:value="21705">
            <text:p>21705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38">
            <text:p>138</text:p>
          </table:table-cell>
          <table:table-cell office:value-type="float" office:value="42798">
            <text:p>42798</text:p>
          </table:table-cell>
          <table:table-cell office:value-type="float" office:value="49663">
            <text:p>49663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39">
            <text:p>139</text:p>
          </table:table-cell>
          <table:table-cell office:value-type="float" office:value="32249">
            <text:p>32249</text:p>
          </table:table-cell>
          <table:table-cell office:value-type="float" office:value="32635">
            <text:p>32635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40">
            <text:p>140</text:p>
          </table:table-cell>
          <table:table-cell office:value-type="float" office:value="27167">
            <text:p>27167</text:p>
          </table:table-cell>
          <table:table-cell office:value-type="float" office:value="35336">
            <text:p>35336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41">
            <text:p>141</text:p>
          </table:table-cell>
          <table:table-cell office:value-type="float" office:value="21162">
            <text:p>21162</text:p>
          </table:table-cell>
          <table:table-cell office:value-type="float" office:value="22623">
            <text:p>22623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4" table:number-rows-repeated="104843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ikiavimas" table:style-name="ta2">
        <table:table-column table:style-name="co1" table:default-cell-style-name="ce21"/>
        <table:table-column table:style-name="co7" table:number-columns-repeated="2" table:default-cell-style-name="ce5"/>
        <table:table-column table:style-name="co4" table:default-cell-style-name="ce5"/>
        <table:table-column table:style-name="co11" table:number-columns-repeated="1020" table:default-cell-style-name="ce1"/>
        <table:table-row table:style-name="ro1">
          <table:table-cell table:style-name="ce26" office:value-type="string" table:number-columns-spanned="3" table:number-rows-spanned="1">
            <text:p>Adresas: Žalioji g. 52, Geramiestis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22"/>
          <table:table-cell table:style-name="ce28" office:value-type="string" table:number-columns-spanned="2" table:number-rows-spanned="1">
            <text:p>Dujų skaitiklio rodmenys</text:p>
          </table:table-cell>
          <table:covered-table-cell/>
          <table:table-cell table:number-columns-repeated="1021"/>
        </table:table-row>
        <table:table-row table:style-name="ro1">
          <table:table-cell table:style-name="ce23" office:value-type="string">
            <text:p>Buto numeris</text:p>
          </table:table-cell>
          <table:table-cell table:style-name="ce7" office:value-type="string">
            <text:p>Sausis</text:p>
          </table:table-cell>
          <table:table-cell table:style-name="ce7" office:value-type="string">
            <text:p>Gruodis</text:p>
          </table:table-cell>
          <table:table-cell table:style-name="ce8" office:value-type="string">
            <text:p>Klientų grupė</text:p>
          </table:table-cell>
          <table:table-cell table:number-columns-repeated="1020"/>
        </table:table-row>
        <table:table-row table:style-name="ro3">
          <table:table-cell table:style-name="ce4" office:value-type="float" office:value="1">
            <text:p>1</text:p>
          </table:table-cell>
          <table:table-cell office:value-type="float" office:value="12365">
            <text:p>12365</text:p>
          </table:table-cell>
          <table:table-cell office:value-type="float" office:value="12753">
            <text:p>12753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2">
            <text:p>2</text:p>
          </table:table-cell>
          <table:table-cell office:value-type="float" office:value="25487">
            <text:p>25487</text:p>
          </table:table-cell>
          <table:table-cell office:value-type="float" office:value="25987">
            <text:p>25987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3">
            <text:p>3</text:p>
          </table:table-cell>
          <table:table-cell office:value-type="float" office:value="25478">
            <text:p>25478</text:p>
          </table:table-cell>
          <table:table-cell office:value-type="float" office:value="25987">
            <text:p>25987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4">
            <text:p>4</text:p>
          </table:table-cell>
          <table:table-cell office:value-type="float" office:value="24965">
            <text:p>24965</text:p>
          </table:table-cell>
          <table:table-cell office:value-type="float" office:value="25478">
            <text:p>25478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5">
            <text:p>5</text:p>
          </table:table-cell>
          <table:table-cell office:value-type="float" office:value="65231">
            <text:p>65231</text:p>
          </table:table-cell>
          <table:table-cell office:value-type="float" office:value="65745">
            <text:p>65745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6">
            <text:p>6</text:p>
          </table:table-cell>
          <table:table-cell office:value-type="float" office:value="25478">
            <text:p>25478</text:p>
          </table:table-cell>
          <table:table-cell office:value-type="float" office:value="26002">
            <text:p>26002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7">
            <text:p>7</text:p>
          </table:table-cell>
          <table:table-cell office:value-type="float" office:value="94652">
            <text:p>94652</text:p>
          </table:table-cell>
          <table:table-cell office:value-type="float" office:value="94695">
            <text:p>94695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8">
            <text:p>8</text:p>
          </table:table-cell>
          <table:table-cell office:value-type="float" office:value="83904">
            <text:p>83904</text:p>
          </table:table-cell>
          <table:table-cell office:value-type="float" office:value="83985">
            <text:p>83985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9">
            <text:p>9</text:p>
          </table:table-cell>
          <table:table-cell office:value-type="float" office:value="24652">
            <text:p>24652</text:p>
          </table:table-cell>
          <table:table-cell office:value-type="float" office:value="24739">
            <text:p>24739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0">
            <text:p>10</text:p>
          </table:table-cell>
          <table:table-cell office:value-type="float" office:value="42270">
            <text:p>42270</text:p>
          </table:table-cell>
          <table:table-cell office:value-type="float" office:value="42369">
            <text:p>42369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1">
            <text:p>11</text:p>
          </table:table-cell>
          <table:table-cell office:value-type="float" office:value="33866">
            <text:p>33866</text:p>
          </table:table-cell>
          <table:table-cell office:value-type="float" office:value="34001">
            <text:p>34001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2">
            <text:p>12</text:p>
          </table:table-cell>
          <table:table-cell office:value-type="float" office:value="24652">
            <text:p>24652</text:p>
          </table:table-cell>
          <table:table-cell office:value-type="float" office:value="24792">
            <text:p>24792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3">
            <text:p>13</text:p>
          </table:table-cell>
          <table:table-cell office:value-type="float" office:value="45890">
            <text:p>45890</text:p>
          </table:table-cell>
          <table:table-cell office:value-type="float" office:value="46033">
            <text:p>46033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4">
            <text:p>14</text:p>
          </table:table-cell>
          <table:table-cell office:value-type="float" office:value="94652">
            <text:p>94652</text:p>
          </table:table-cell>
          <table:table-cell office:value-type="float" office:value="94802">
            <text:p>94802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5">
            <text:p>15</text:p>
          </table:table-cell>
          <table:table-cell office:value-type="float" office:value="14452">
            <text:p>14452</text:p>
          </table:table-cell>
          <table:table-cell office:value-type="float" office:value="14625">
            <text:p>14625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6">
            <text:p>16</text:p>
          </table:table-cell>
          <table:table-cell office:value-type="float" office:value="22365">
            <text:p>22365</text:p>
          </table:table-cell>
          <table:table-cell office:value-type="float" office:value="22689">
            <text:p>22689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7">
            <text:p>17</text:p>
          </table:table-cell>
          <table:table-cell office:value-type="float" office:value="23621">
            <text:p>23621</text:p>
          </table:table-cell>
          <table:table-cell office:value-type="float" office:value="23691">
            <text:p>23691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8">
            <text:p>18</text:p>
          </table:table-cell>
          <table:table-cell office:value-type="float" office:value="36505">
            <text:p>36505</text:p>
          </table:table-cell>
          <table:table-cell office:value-type="float" office:value="36828">
            <text:p>36828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9">
            <text:p>19</text:p>
          </table:table-cell>
          <table:table-cell office:value-type="float" office:value="12365">
            <text:p>12365</text:p>
          </table:table-cell>
          <table:table-cell office:value-type="float" office:value="12689">
            <text:p>12689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20">
            <text:p>20</text:p>
          </table:table-cell>
          <table:table-cell office:value-type="float" office:value="15613">
            <text:p>15613</text:p>
          </table:table-cell>
          <table:table-cell office:value-type="float" office:value="15932">
            <text:p>15932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21">
            <text:p>21</text:p>
          </table:table-cell>
          <table:table-cell office:value-type="float" office:value="94252">
            <text:p>94252</text:p>
          </table:table-cell>
          <table:table-cell office:value-type="float" office:value="94563">
            <text:p>94563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22">
            <text:p>22</text:p>
          </table:table-cell>
          <table:table-cell office:value-type="float" office:value="14652">
            <text:p>14652</text:p>
          </table:table-cell>
          <table:table-cell office:value-type="float" office:value="14963">
            <text:p>14963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23">
            <text:p>23</text:p>
          </table:table-cell>
          <table:table-cell office:value-type="float" office:value="24652">
            <text:p>24652</text:p>
          </table:table-cell>
          <table:table-cell office:value-type="float" office:value="24941">
            <text:p>24941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24">
            <text:p>24</text:p>
          </table:table-cell>
          <table:table-cell office:value-type="float" office:value="94652">
            <text:p>94652</text:p>
          </table:table-cell>
          <table:table-cell office:value-type="float" office:value="94940">
            <text:p>94940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25">
            <text:p>25</text:p>
          </table:table-cell>
          <table:table-cell office:value-type="float" office:value="68974">
            <text:p>68974</text:p>
          </table:table-cell>
          <table:table-cell office:value-type="float" office:value="69252">
            <text:p>69252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26">
            <text:p>26</text:p>
          </table:table-cell>
          <table:table-cell office:value-type="float" office:value="26852">
            <text:p>26852</text:p>
          </table:table-cell>
          <table:table-cell office:value-type="float" office:value="27123">
            <text:p>27123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27">
            <text:p>27</text:p>
          </table:table-cell>
          <table:table-cell office:value-type="float" office:value="36485">
            <text:p>36485</text:p>
          </table:table-cell>
          <table:table-cell office:value-type="float" office:value="36752">
            <text:p>36752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28">
            <text:p>28</text:p>
          </table:table-cell>
          <table:table-cell office:value-type="float" office:value="36485">
            <text:p>36485</text:p>
          </table:table-cell>
          <table:table-cell office:value-type="float" office:value="36752">
            <text:p>36752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29">
            <text:p>29</text:p>
          </table:table-cell>
          <table:table-cell office:value-type="float" office:value="24652">
            <text:p>24652</text:p>
          </table:table-cell>
          <table:table-cell office:value-type="float" office:value="24906">
            <text:p>24906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30">
            <text:p>30</text:p>
          </table:table-cell>
          <table:table-cell office:value-type="float" office:value="55378">
            <text:p>55378</text:p>
          </table:table-cell>
          <table:table-cell office:value-type="float" office:value="55623">
            <text:p>55623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31">
            <text:p>31</text:p>
          </table:table-cell>
          <table:table-cell office:value-type="float" office:value="24652">
            <text:p>24652</text:p>
          </table:table-cell>
          <table:table-cell office:value-type="float" office:value="24883">
            <text:p>24883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32">
            <text:p>32</text:p>
          </table:table-cell>
          <table:table-cell office:value-type="float" office:value="75663">
            <text:p>75663</text:p>
          </table:table-cell>
          <table:table-cell office:value-type="float" office:value="75992">
            <text:p>75992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33">
            <text:p>33</text:p>
          </table:table-cell>
          <table:table-cell office:value-type="float" office:value="45034">
            <text:p>45034</text:p>
          </table:table-cell>
          <table:table-cell office:value-type="float" office:value="45263">
            <text:p>45263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34">
            <text:p>34</text:p>
          </table:table-cell>
          <table:table-cell office:value-type="float" office:value="26593">
            <text:p>26593</text:p>
          </table:table-cell>
          <table:table-cell office:value-type="float" office:value="26923">
            <text:p>26923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35">
            <text:p>35</text:p>
          </table:table-cell>
          <table:table-cell office:value-type="float" office:value="25632">
            <text:p>25632</text:p>
          </table:table-cell>
          <table:table-cell office:value-type="float" office:value="25963">
            <text:p>25963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36">
            <text:p>36</text:p>
          </table:table-cell>
          <table:table-cell office:value-type="float" office:value="24587">
            <text:p>24587</text:p>
          </table:table-cell>
          <table:table-cell office:value-type="float" office:value="24798">
            <text:p>24798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37">
            <text:p>37</text:p>
          </table:table-cell>
          <table:table-cell office:value-type="float" office:value="45872">
            <text:p>45872</text:p>
          </table:table-cell>
          <table:table-cell office:value-type="float" office:value="46606">
            <text:p>46606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38">
            <text:p>38</text:p>
          </table:table-cell>
          <table:table-cell office:value-type="float" office:value="22563">
            <text:p>22563</text:p>
          </table:table-cell>
          <table:table-cell office:value-type="float" office:value="22899">
            <text:p>22899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39">
            <text:p>39</text:p>
          </table:table-cell>
          <table:table-cell office:value-type="float" office:value="16593">
            <text:p>16593</text:p>
          </table:table-cell>
          <table:table-cell office:value-type="float" office:value="16923">
            <text:p>16923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40">
            <text:p>40</text:p>
          </table:table-cell>
          <table:table-cell office:value-type="float" office:value="12365">
            <text:p>12365</text:p>
          </table:table-cell>
          <table:table-cell office:value-type="float" office:value="12689">
            <text:p>12689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41">
            <text:p>41</text:p>
          </table:table-cell>
          <table:table-cell office:value-type="float" office:value="22692">
            <text:p>22692</text:p>
          </table:table-cell>
          <table:table-cell office:value-type="float" office:value="22989">
            <text:p>22989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42">
            <text:p>42</text:p>
          </table:table-cell>
          <table:table-cell office:value-type="float" office:value="12365">
            <text:p>12365</text:p>
          </table:table-cell>
          <table:table-cell office:value-type="float" office:value="12689">
            <text:p>12689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43">
            <text:p>43</text:p>
          </table:table-cell>
          <table:table-cell office:value-type="float" office:value="12365">
            <text:p>12365</text:p>
          </table:table-cell>
          <table:table-cell office:value-type="float" office:value="12689">
            <text:p>12689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44">
            <text:p>44</text:p>
          </table:table-cell>
          <table:table-cell office:value-type="float" office:value="12365">
            <text:p>12365</text:p>
          </table:table-cell>
          <table:table-cell office:value-type="float" office:value="12693">
            <text:p>12693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45">
            <text:p>45</text:p>
          </table:table-cell>
          <table:table-cell office:value-type="float" office:value="12365">
            <text:p>12365</text:p>
          </table:table-cell>
          <table:table-cell office:value-type="float" office:value="12694">
            <text:p>12694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46">
            <text:p>46</text:p>
          </table:table-cell>
          <table:table-cell office:value-type="float" office:value="12365">
            <text:p>12365</text:p>
          </table:table-cell>
          <table:table-cell office:value-type="float" office:value="12695">
            <text:p>12695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47">
            <text:p>47</text:p>
          </table:table-cell>
          <table:table-cell office:value-type="float" office:value="22563">
            <text:p>22563</text:p>
          </table:table-cell>
          <table:table-cell office:value-type="float" office:value="22899">
            <text:p>22899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48">
            <text:p>48</text:p>
          </table:table-cell>
          <table:table-cell office:value-type="float" office:value="32369">
            <text:p>32369</text:p>
          </table:table-cell>
          <table:table-cell office:value-type="float" office:value="32710">
            <text:p>32710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49">
            <text:p>49</text:p>
          </table:table-cell>
          <table:table-cell office:value-type="float" office:value="24652">
            <text:p>24652</text:p>
          </table:table-cell>
          <table:table-cell office:value-type="float" office:value="25001">
            <text:p>25001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50">
            <text:p>50</text:p>
          </table:table-cell>
          <table:table-cell office:value-type="float" office:value="94652">
            <text:p>94652</text:p>
          </table:table-cell>
          <table:table-cell office:value-type="float" office:value="95001">
            <text:p>95001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51">
            <text:p>51</text:p>
          </table:table-cell>
          <table:table-cell office:value-type="float" office:value="14652">
            <text:p>14652</text:p>
          </table:table-cell>
          <table:table-cell office:value-type="float" office:value="15001">
            <text:p>15001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52">
            <text:p>52</text:p>
          </table:table-cell>
          <table:table-cell office:value-type="float" office:value="25642">
            <text:p>25642</text:p>
          </table:table-cell>
          <table:table-cell office:value-type="float" office:value="26001">
            <text:p>26001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53">
            <text:p>53</text:p>
          </table:table-cell>
          <table:table-cell office:value-type="float" office:value="55893">
            <text:p>55893</text:p>
          </table:table-cell>
          <table:table-cell office:value-type="float" office:value="56001">
            <text:p>56001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54">
            <text:p>54</text:p>
          </table:table-cell>
          <table:table-cell office:value-type="float" office:value="24652">
            <text:p>24652</text:p>
          </table:table-cell>
          <table:table-cell office:value-type="float" office:value="25004">
            <text:p>25004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55">
            <text:p>55</text:p>
          </table:table-cell>
          <table:table-cell office:value-type="float" office:value="20468">
            <text:p>20468</text:p>
          </table:table-cell>
          <table:table-cell office:value-type="float" office:value="20825">
            <text:p>20825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56">
            <text:p>56</text:p>
          </table:table-cell>
          <table:table-cell office:value-type="float" office:value="69641">
            <text:p>69641</text:p>
          </table:table-cell>
          <table:table-cell office:value-type="float" office:value="70001">
            <text:p>70001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57">
            <text:p>57</text:p>
          </table:table-cell>
          <table:table-cell office:value-type="float" office:value="52852">
            <text:p>52852</text:p>
          </table:table-cell>
          <table:table-cell office:value-type="float" office:value="53214">
            <text:p>53214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58">
            <text:p>58</text:p>
          </table:table-cell>
          <table:table-cell office:value-type="float" office:value="35351">
            <text:p>35351</text:p>
          </table:table-cell>
          <table:table-cell office:value-type="float" office:value="35715">
            <text:p>35715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59">
            <text:p>59</text:p>
          </table:table-cell>
          <table:table-cell office:value-type="float" office:value="94652">
            <text:p>94652</text:p>
          </table:table-cell>
          <table:table-cell office:value-type="float" office:value="95239">
            <text:p>95239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60">
            <text:p>60</text:p>
          </table:table-cell>
          <table:table-cell office:value-type="float" office:value="45034">
            <text:p>45034</text:p>
          </table:table-cell>
          <table:table-cell office:value-type="float" office:value="45625">
            <text:p>45625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61">
            <text:p>61</text:p>
          </table:table-cell>
          <table:table-cell office:value-type="float" office:value="45034">
            <text:p>45034</text:p>
          </table:table-cell>
          <table:table-cell office:value-type="float" office:value="45621">
            <text:p>45621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62">
            <text:p>62</text:p>
          </table:table-cell>
          <table:table-cell office:value-type="float" office:value="45034">
            <text:p>45034</text:p>
          </table:table-cell>
          <table:table-cell office:value-type="float" office:value="45621">
            <text:p>45621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63">
            <text:p>63</text:p>
          </table:table-cell>
          <table:table-cell office:value-type="float" office:value="41115">
            <text:p>41115</text:p>
          </table:table-cell>
          <table:table-cell office:value-type="float" office:value="41683">
            <text:p>41683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64">
            <text:p>64</text:p>
          </table:table-cell>
          <table:table-cell office:value-type="float" office:value="25478">
            <text:p>25478</text:p>
          </table:table-cell>
          <table:table-cell office:value-type="float" office:value="25846">
            <text:p>25846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65">
            <text:p>65</text:p>
          </table:table-cell>
          <table:table-cell office:value-type="float" office:value="25478">
            <text:p>25478</text:p>
          </table:table-cell>
          <table:table-cell office:value-type="float" office:value="25843">
            <text:p>25843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66">
            <text:p>66</text:p>
          </table:table-cell>
          <table:table-cell office:value-type="float" office:value="25271">
            <text:p>25271</text:p>
          </table:table-cell>
          <table:table-cell office:value-type="float" office:value="25842">
            <text:p>25842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67">
            <text:p>67</text:p>
          </table:table-cell>
          <table:table-cell office:value-type="float" office:value="25421">
            <text:p>25421</text:p>
          </table:table-cell>
          <table:table-cell office:value-type="float" office:value="25802">
            <text:p>25802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68">
            <text:p>68</text:p>
          </table:table-cell>
          <table:table-cell office:value-type="float" office:value="25034">
            <text:p>25034</text:p>
          </table:table-cell>
          <table:table-cell office:value-type="float" office:value="25625">
            <text:p>25625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69">
            <text:p>69</text:p>
          </table:table-cell>
          <table:table-cell office:value-type="float" office:value="25034">
            <text:p>25034</text:p>
          </table:table-cell>
          <table:table-cell office:value-type="float" office:value="25625">
            <text:p>25625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70">
            <text:p>70</text:p>
          </table:table-cell>
          <table:table-cell office:value-type="float" office:value="24652">
            <text:p>24652</text:p>
          </table:table-cell>
          <table:table-cell office:value-type="float" office:value="25033">
            <text:p>25033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71">
            <text:p>71</text:p>
          </table:table-cell>
          <table:table-cell office:value-type="float" office:value="15034">
            <text:p>15034</text:p>
          </table:table-cell>
          <table:table-cell office:value-type="float" office:value="15632">
            <text:p>15632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72">
            <text:p>72</text:p>
          </table:table-cell>
          <table:table-cell office:value-type="float" office:value="75421">
            <text:p>75421</text:p>
          </table:table-cell>
          <table:table-cell office:value-type="float" office:value="76021">
            <text:p>76021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73">
            <text:p>73</text:p>
          </table:table-cell>
          <table:table-cell office:value-type="float" office:value="45203">
            <text:p>45203</text:p>
          </table:table-cell>
          <table:table-cell office:value-type="float" office:value="45827">
            <text:p>45827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74">
            <text:p>74</text:p>
          </table:table-cell>
          <table:table-cell office:value-type="float" office:value="22336">
            <text:p>22336</text:p>
          </table:table-cell>
          <table:table-cell office:value-type="float" office:value="22963">
            <text:p>22963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75">
            <text:p>75</text:p>
          </table:table-cell>
          <table:table-cell office:value-type="float" office:value="66935">
            <text:p>66935</text:p>
          </table:table-cell>
          <table:table-cell office:value-type="float" office:value="67562">
            <text:p>67562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76">
            <text:p>76</text:p>
          </table:table-cell>
          <table:table-cell office:value-type="float" office:value="25478">
            <text:p>25478</text:p>
          </table:table-cell>
          <table:table-cell office:value-type="float" office:value="26136">
            <text:p>26136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77">
            <text:p>77</text:p>
          </table:table-cell>
          <table:table-cell office:value-type="float" office:value="21863">
            <text:p>21863</text:p>
          </table:table-cell>
          <table:table-cell office:value-type="float" office:value="22532">
            <text:p>22532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78">
            <text:p>78</text:p>
          </table:table-cell>
          <table:table-cell office:value-type="float" office:value="21863">
            <text:p>21863</text:p>
          </table:table-cell>
          <table:table-cell office:value-type="float" office:value="22532">
            <text:p>22532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79">
            <text:p>79</text:p>
          </table:table-cell>
          <table:table-cell office:value-type="float" office:value="22860">
            <text:p>22860</text:p>
          </table:table-cell>
          <table:table-cell office:value-type="float" office:value="22991">
            <text:p>22991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80">
            <text:p>80</text:p>
          </table:table-cell>
          <table:table-cell office:value-type="float" office:value="55463">
            <text:p>55463</text:p>
          </table:table-cell>
          <table:table-cell office:value-type="float" office:value="55923">
            <text:p>55923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81">
            <text:p>81</text:p>
          </table:table-cell>
          <table:table-cell office:value-type="float" office:value="98167">
            <text:p>98167</text:p>
          </table:table-cell>
          <table:table-cell office:value-type="float" office:value="98632">
            <text:p>98632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82">
            <text:p>82</text:p>
          </table:table-cell>
          <table:table-cell office:value-type="float" office:value="55632">
            <text:p>55632</text:p>
          </table:table-cell>
          <table:table-cell office:value-type="float" office:value="56100">
            <text:p>56100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83">
            <text:p>83</text:p>
          </table:table-cell>
          <table:table-cell office:value-type="float" office:value="26452">
            <text:p>26452</text:p>
          </table:table-cell>
          <table:table-cell office:value-type="float" office:value="27156">
            <text:p>27156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84">
            <text:p>84</text:p>
          </table:table-cell>
          <table:table-cell office:value-type="float" office:value="94652">
            <text:p>94652</text:p>
          </table:table-cell>
          <table:table-cell office:value-type="float" office:value="95365">
            <text:p>95365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85">
            <text:p>85</text:p>
          </table:table-cell>
          <table:table-cell office:value-type="float" office:value="11478">
            <text:p>11478</text:p>
          </table:table-cell>
          <table:table-cell office:value-type="float" office:value="12690">
            <text:p>12690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86">
            <text:p>86</text:p>
          </table:table-cell>
          <table:table-cell office:value-type="float" office:value="95478">
            <text:p>95478</text:p>
          </table:table-cell>
          <table:table-cell office:value-type="float" office:value="96652">
            <text:p>96652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87">
            <text:p>87</text:p>
          </table:table-cell>
          <table:table-cell office:value-type="float" office:value="93462">
            <text:p>93462</text:p>
          </table:table-cell>
          <table:table-cell office:value-type="float" office:value="94563">
            <text:p>94563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88">
            <text:p>88</text:p>
          </table:table-cell>
          <table:table-cell office:value-type="float" office:value="34563">
            <text:p>34563</text:p>
          </table:table-cell>
          <table:table-cell office:value-type="float" office:value="35621">
            <text:p>35621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89">
            <text:p>89</text:p>
          </table:table-cell>
          <table:table-cell office:value-type="float" office:value="11652">
            <text:p>11652</text:p>
          </table:table-cell>
          <table:table-cell office:value-type="float" office:value="12691">
            <text:p>12691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90">
            <text:p>90</text:p>
          </table:table-cell>
          <table:table-cell office:value-type="float" office:value="31633">
            <text:p>31633</text:p>
          </table:table-cell>
          <table:table-cell office:value-type="float" office:value="32669">
            <text:p>32669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91">
            <text:p>91</text:p>
          </table:table-cell>
          <table:table-cell office:value-type="float" office:value="45034">
            <text:p>45034</text:p>
          </table:table-cell>
          <table:table-cell office:value-type="float" office:value="45930">
            <text:p>45930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92">
            <text:p>92</text:p>
          </table:table-cell>
          <table:table-cell office:value-type="float" office:value="99032">
            <text:p>99032</text:p>
          </table:table-cell>
          <table:table-cell office:value-type="float" office:value="99856">
            <text:p>99856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93">
            <text:p>93</text:p>
          </table:table-cell>
          <table:table-cell office:value-type="float" office:value="64885">
            <text:p>64885</text:p>
          </table:table-cell>
          <table:table-cell office:value-type="float" office:value="65701">
            <text:p>65701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94">
            <text:p>94</text:p>
          </table:table-cell>
          <table:table-cell office:value-type="float" office:value="89754">
            <text:p>89754</text:p>
          </table:table-cell>
          <table:table-cell office:value-type="float" office:value="90254">
            <text:p>90254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95">
            <text:p>95</text:p>
          </table:table-cell>
          <table:table-cell office:value-type="float" office:value="55103">
            <text:p>55103</text:p>
          </table:table-cell>
          <table:table-cell office:value-type="float" office:value="55603">
            <text:p>55603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96">
            <text:p>96</text:p>
          </table:table-cell>
          <table:table-cell office:value-type="float" office:value="22453">
            <text:p>22453</text:p>
          </table:table-cell>
          <table:table-cell office:value-type="float" office:value="22951">
            <text:p>22951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97">
            <text:p>97</text:p>
          </table:table-cell>
          <table:table-cell office:value-type="float" office:value="22468">
            <text:p>22468</text:p>
          </table:table-cell>
          <table:table-cell office:value-type="float" office:value="22963">
            <text:p>22963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98">
            <text:p>98</text:p>
          </table:table-cell>
          <table:table-cell office:value-type="float" office:value="56325">
            <text:p>56325</text:p>
          </table:table-cell>
          <table:table-cell office:value-type="float" office:value="56820">
            <text:p>56820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99">
            <text:p>99</text:p>
          </table:table-cell>
          <table:table-cell office:value-type="float" office:value="22468">
            <text:p>22468</text:p>
          </table:table-cell>
          <table:table-cell office:value-type="float" office:value="22963">
            <text:p>22963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00">
            <text:p>100</text:p>
          </table:table-cell>
          <table:table-cell office:value-type="float" office:value="12635">
            <text:p>12635</text:p>
          </table:table-cell>
          <table:table-cell office:value-type="float" office:value="12872">
            <text:p>12872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01">
            <text:p>101</text:p>
          </table:table-cell>
          <table:table-cell office:value-type="float" office:value="45034">
            <text:p>45034</text:p>
          </table:table-cell>
          <table:table-cell office:value-type="float" office:value="45523">
            <text:p>45523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02">
            <text:p>102</text:p>
          </table:table-cell>
          <table:table-cell office:value-type="float" office:value="34586">
            <text:p>34586</text:p>
          </table:table-cell>
          <table:table-cell office:value-type="float" office:value="35068">
            <text:p>35068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03">
            <text:p>103</text:p>
          </table:table-cell>
          <table:table-cell office:value-type="float" office:value="24934">
            <text:p>24934</text:p>
          </table:table-cell>
          <table:table-cell office:value-type="float" office:value="26225">
            <text:p>26225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04">
            <text:p>104</text:p>
          </table:table-cell>
          <table:table-cell office:value-type="float" office:value="11365">
            <text:p>11365</text:p>
          </table:table-cell>
          <table:table-cell office:value-type="float" office:value="12689">
            <text:p>12689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05">
            <text:p>105</text:p>
          </table:table-cell>
          <table:table-cell office:value-type="float" office:value="75037">
            <text:p>75037</text:p>
          </table:table-cell>
          <table:table-cell office:value-type="float" office:value="76390">
            <text:p>76390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06">
            <text:p>106</text:p>
          </table:table-cell>
          <table:table-cell office:value-type="float" office:value="10305">
            <text:p>10305</text:p>
          </table:table-cell>
          <table:table-cell office:value-type="float" office:value="11689">
            <text:p>11689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07">
            <text:p>107</text:p>
          </table:table-cell>
          <table:table-cell office:value-type="float" office:value="22227">
            <text:p>22227</text:p>
          </table:table-cell>
          <table:table-cell office:value-type="float" office:value="22369">
            <text:p>22369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08">
            <text:p>108</text:p>
          </table:table-cell>
          <table:table-cell office:value-type="float" office:value="47031">
            <text:p>47031</text:p>
          </table:table-cell>
          <table:table-cell office:value-type="float" office:value="48225">
            <text:p>48225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09">
            <text:p>109</text:p>
          </table:table-cell>
          <table:table-cell office:value-type="float" office:value="45020">
            <text:p>45020</text:p>
          </table:table-cell>
          <table:table-cell office:value-type="float" office:value="46225">
            <text:p>46225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10">
            <text:p>110</text:p>
          </table:table-cell>
          <table:table-cell office:value-type="float" office:value="23701">
            <text:p>23701</text:p>
          </table:table-cell>
          <table:table-cell office:value-type="float" office:value="25369">
            <text:p>25369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11">
            <text:p>111</text:p>
          </table:table-cell>
          <table:table-cell office:value-type="float" office:value="18235">
            <text:p>18235</text:p>
          </table:table-cell>
          <table:table-cell office:value-type="float" office:value="19905">
            <text:p>19905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12">
            <text:p>112</text:p>
          </table:table-cell>
          <table:table-cell office:value-type="float" office:value="10999">
            <text:p>10999</text:p>
          </table:table-cell>
          <table:table-cell office:value-type="float" office:value="12697">
            <text:p>12697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13">
            <text:p>113</text:p>
          </table:table-cell>
          <table:table-cell office:value-type="float" office:value="44002">
            <text:p>44002</text:p>
          </table:table-cell>
          <table:table-cell office:value-type="float" office:value="45724">
            <text:p>45724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14">
            <text:p>114</text:p>
          </table:table-cell>
          <table:table-cell office:value-type="float" office:value="45035">
            <text:p>45035</text:p>
          </table:table-cell>
          <table:table-cell office:value-type="float" office:value="47152">
            <text:p>47152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15">
            <text:p>115</text:p>
          </table:table-cell>
          <table:table-cell office:value-type="float" office:value="10478">
            <text:p>10478</text:p>
          </table:table-cell>
          <table:table-cell office:value-type="float" office:value="12696">
            <text:p>12696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16">
            <text:p>116</text:p>
          </table:table-cell>
          <table:table-cell office:value-type="float" office:value="38332">
            <text:p>38332</text:p>
          </table:table-cell>
          <table:table-cell office:value-type="float" office:value="40558">
            <text:p>40558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17">
            <text:p>117</text:p>
          </table:table-cell>
          <table:table-cell office:value-type="float" office:value="28323">
            <text:p>28323</text:p>
          </table:table-cell>
          <table:table-cell office:value-type="float" office:value="28558">
            <text:p>28558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18">
            <text:p>118</text:p>
          </table:table-cell>
          <table:table-cell office:value-type="float" office:value="68218">
            <text:p>68218</text:p>
          </table:table-cell>
          <table:table-cell office:value-type="float" office:value="68985">
            <text:p>68985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19">
            <text:p>119</text:p>
          </table:table-cell>
          <table:table-cell office:value-type="float" office:value="45036">
            <text:p>45036</text:p>
          </table:table-cell>
          <table:table-cell office:value-type="float" office:value="47271">
            <text:p>47271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20">
            <text:p>120</text:p>
          </table:table-cell>
          <table:table-cell office:value-type="float" office:value="22701">
            <text:p>22701</text:p>
          </table:table-cell>
          <table:table-cell office:value-type="float" office:value="25369">
            <text:p>25369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21">
            <text:p>121</text:p>
          </table:table-cell>
          <table:table-cell office:value-type="float" office:value="70122">
            <text:p>70122</text:p>
          </table:table-cell>
          <table:table-cell office:value-type="float" office:value="70253">
            <text:p>70253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22">
            <text:p>122</text:p>
          </table:table-cell>
          <table:table-cell office:value-type="float" office:value="31633">
            <text:p>31633</text:p>
          </table:table-cell>
          <table:table-cell office:value-type="float" office:value="34669">
            <text:p>34669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23">
            <text:p>123</text:p>
          </table:table-cell>
          <table:table-cell office:value-type="float" office:value="45031">
            <text:p>45031</text:p>
          </table:table-cell>
          <table:table-cell office:value-type="float" office:value="45225">
            <text:p>45225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24">
            <text:p>124</text:p>
          </table:table-cell>
          <table:table-cell office:value-type="float" office:value="31400">
            <text:p>31400</text:p>
          </table:table-cell>
          <table:table-cell office:value-type="float" office:value="32665">
            <text:p>32665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25">
            <text:p>125</text:p>
          </table:table-cell>
          <table:table-cell office:value-type="float" office:value="33866">
            <text:p>33866</text:p>
          </table:table-cell>
          <table:table-cell office:value-type="float" office:value="34522">
            <text:p>34522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26">
            <text:p>126</text:p>
          </table:table-cell>
          <table:table-cell office:value-type="float" office:value="39099">
            <text:p>39099</text:p>
          </table:table-cell>
          <table:table-cell office:value-type="float" office:value="40223">
            <text:p>40223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27">
            <text:p>127</text:p>
          </table:table-cell>
          <table:table-cell office:value-type="float" office:value="36099">
            <text:p>36099</text:p>
          </table:table-cell>
          <table:table-cell office:value-type="float" office:value="38223">
            <text:p>38223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28">
            <text:p>128</text:p>
          </table:table-cell>
          <table:table-cell office:value-type="float" office:value="21099">
            <text:p>21099</text:p>
          </table:table-cell>
          <table:table-cell office:value-type="float" office:value="21223">
            <text:p>21223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29">
            <text:p>129</text:p>
          </table:table-cell>
          <table:table-cell office:value-type="float" office:value="25320">
            <text:p>25320</text:p>
          </table:table-cell>
          <table:table-cell office:value-type="float" office:value="25832">
            <text:p>25832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30">
            <text:p>130</text:p>
          </table:table-cell>
          <table:table-cell office:value-type="float" office:value="45032">
            <text:p>45032</text:p>
          </table:table-cell>
          <table:table-cell office:value-type="float" office:value="46313">
            <text:p>46313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31">
            <text:p>131</text:p>
          </table:table-cell>
          <table:table-cell office:value-type="float" office:value="40565">
            <text:p>40565</text:p>
          </table:table-cell>
          <table:table-cell office:value-type="float" office:value="40879">
            <text:p>40879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32">
            <text:p>132</text:p>
          </table:table-cell>
          <table:table-cell office:value-type="float" office:value="60565">
            <text:p>60565</text:p>
          </table:table-cell>
          <table:table-cell office:value-type="float" office:value="62892">
            <text:p>62892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33">
            <text:p>133</text:p>
          </table:table-cell>
          <table:table-cell office:value-type="float" office:value="45033">
            <text:p>45033</text:p>
          </table:table-cell>
          <table:table-cell office:value-type="float" office:value="46605">
            <text:p>46605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34">
            <text:p>134</text:p>
          </table:table-cell>
          <table:table-cell office:value-type="float" office:value="80383">
            <text:p>80383</text:p>
          </table:table-cell>
          <table:table-cell office:value-type="float" office:value="80905">
            <text:p>80905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35">
            <text:p>135</text:p>
          </table:table-cell>
          <table:table-cell office:value-type="float" office:value="51038">
            <text:p>51038</text:p>
          </table:table-cell>
          <table:table-cell office:value-type="float" office:value="51409">
            <text:p>51409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36">
            <text:p>136</text:p>
          </table:table-cell>
          <table:table-cell office:value-type="float" office:value="12589">
            <text:p>12589</text:p>
          </table:table-cell>
          <table:table-cell office:value-type="float" office:value="17509">
            <text:p>17509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37">
            <text:p>137</text:p>
          </table:table-cell>
          <table:table-cell office:value-type="float" office:value="21581">
            <text:p>21581</text:p>
          </table:table-cell>
          <table:table-cell office:value-type="float" office:value="21705">
            <text:p>21705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38">
            <text:p>138</text:p>
          </table:table-cell>
          <table:table-cell office:value-type="float" office:value="42798">
            <text:p>42798</text:p>
          </table:table-cell>
          <table:table-cell office:value-type="float" office:value="49663">
            <text:p>49663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39">
            <text:p>139</text:p>
          </table:table-cell>
          <table:table-cell office:value-type="float" office:value="32249">
            <text:p>32249</text:p>
          </table:table-cell>
          <table:table-cell office:value-type="float" office:value="32635">
            <text:p>32635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40">
            <text:p>140</text:p>
          </table:table-cell>
          <table:table-cell office:value-type="float" office:value="27167">
            <text:p>27167</text:p>
          </table:table-cell>
          <table:table-cell office:value-type="float" office:value="35336">
            <text:p>35336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3">
          <table:table-cell table:style-name="ce4" office:value-type="float" office:value="141">
            <text:p>141</text:p>
          </table:table-cell>
          <table:table-cell office:value-type="float" office:value="21162">
            <text:p>21162</text:p>
          </table:table-cell>
          <table:table-cell office:value-type="float" office:value="22623">
            <text:p>22623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4" table:number-rows-repeated="1048431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lt" fo:country="L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lt" fo:country="LT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lt" number:country="LT">L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lt" number:country="LT">Lt</number:currency-symbol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9">2019-04-19</text:date>, <text:time>11:5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naudotojas</meta:initial-creator>
    <meta:creation-date>2019-04-07T20:38:57Z</meta:creation-date>
    <dc:date>2019-04-19T11:53:25.08</dc:date>
    <meta:editing-duration>PT1M53S</meta:editing-duration>
    <meta:editing-cycles>1</meta:editing-cycles>
    <meta:document-statistic meta:table-count="4" meta:cell-count="17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 chart:series-source="rows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graphic-properties draw:stroke="none" draw:fill-color="#5b9bd5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 style:data-style-name="N0">
      <style:graphic-properties draw:stroke="none" draw:fill-color="#ed7d31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2.801cm" svg:height="9.001cm" xlink:href=".." xlink:type="simple" chart:class="chart:bar" chart:style-name="ch1">
        <chart:title svg:x="10.279cm" svg:y="0.316cm" chart:style-name="ch2">
          <text:p>Chart Title</text:p>
        </chart:title>
        <chart:plot-area chart:style-name="ch3" table:cell-range-address="Diagrama.B2:Diagrama.N4" chart:data-source-has-labels="both" svg:x="0.906cm" svg:y="1.761cm" svg:width="20.983cm" svg:height="6.64cm">
          <chartooo:coordinate-region svg:x="1.642cm" svg:y="1.947cm" svg:width="20.247cm" svg:height="5.834cm"/>
          <chart:axis chart:dimension="x" chart:name="primary-x" chart:style-name="ch4" chartooo:axis-type="text">
            <chart:categories table:cell-range-address="Diagrama.C2:Diagrama.N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agrama.C3:Diagrama.N3" chart:label-cell-address="Diagrama.B3:Diagrama.B3" chart:class="chart:bar">
            <chart:data-point chart:repeated="12"/>
          </chart:series>
          <chart:series chart:style-name="ch8" chart:values-cell-range-address="Diagrama.C4:Diagrama.N4" chart:label-cell-address="Diagrama.B4:Diagrama.B4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usis</text:p>
                <draw:g>
                  <svg:desc>Diagrama.C2:Diagrama.N2</svg:desc>
                </draw:g>
              </table:table-cell>
              <table:table-cell office:value-type="string">
                <text:p>Vasaris</text:p>
              </table:table-cell>
              <table:table-cell office:value-type="string">
                <text:p>Kovas</text:p>
              </table:table-cell>
              <table:table-cell office:value-type="string">
                <text:p>Balandis</text:p>
              </table:table-cell>
              <table:table-cell office:value-type="string">
                <text:p>Gegužė</text:p>
              </table:table-cell>
              <table:table-cell office:value-type="string">
                <text:p>Birželis</text:p>
              </table:table-cell>
              <table:table-cell office:value-type="string">
                <text:p>Liepa</text:p>
              </table:table-cell>
              <table:table-cell office:value-type="string">
                <text:p>Rugpjūtis</text:p>
              </table:table-cell>
              <table:table-cell office:value-type="string">
                <text:p>Rugsėjis</text:p>
              </table:table-cell>
              <table:table-cell office:value-type="string">
                <text:p>Spalis</text:p>
              </table:table-cell>
              <table:table-cell office:value-type="string">
                <text:p>Lapkritis</text:p>
              </table:table-cell>
              <table:table-cell office:value-type="string">
                <text:p>Gruodis</text:p>
              </table:table-cell>
            </table:table-row>
          </table:table-header-rows>
          <table:table-rows>
            <table:table-row>
              <table:table-cell office:value-type="string">
                <text:p>2017 metai</text:p>
                <draw:g>
                  <svg:desc>Diagrama.B3:Diagrama.B3</svg:desc>
                </draw:g>
              </table:table-cell>
              <table:table-cell office:value-type="float" office:value="2100">
                <text:p>2100</text:p>
                <draw:g>
                  <svg:desc>Diagrama.C3:Diagrama.N3</svg:desc>
                </draw:g>
              </table:table-cell>
              <table:table-cell office:value-type="float" office:value="2006">
                <text:p>2006</text:p>
              </table:table-cell>
              <table:table-cell office:value-type="float" office:value="1869">
                <text:p>1869</text:p>
              </table:table-cell>
              <table:table-cell office:value-type="float" office:value="1722">
                <text:p>1722</text:p>
              </table:table-cell>
              <table:table-cell office:value-type="float" office:value="1605">
                <text:p>1605</text:p>
              </table:table-cell>
              <table:table-cell office:value-type="float" office:value="1572">
                <text:p>1572</text:p>
              </table:table-cell>
              <table:table-cell office:value-type="float" office:value="1435">
                <text:p>1435</text:p>
              </table:table-cell>
              <table:table-cell office:value-type="float" office:value="1299">
                <text:p>1299</text:p>
              </table:table-cell>
              <table:table-cell office:value-type="float" office:value="1381">
                <text:p>1381</text:p>
              </table:table-cell>
              <table:table-cell office:value-type="float" office:value="1602">
                <text:p>1602</text:p>
              </table:table-cell>
              <table:table-cell office:value-type="float" office:value="1866">
                <text:p>1866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string">
                <text:p>2018 metai</text:p>
                <draw:g>
                  <svg:desc>Diagrama.B4:Diagrama.B4</svg:desc>
                </draw:g>
              </table:table-cell>
              <table:table-cell office:value-type="float" office:value="2162">
                <text:p>2162</text:p>
                <draw:g>
                  <svg:desc>Diagrama.C4:Diagrama.N4</svg:desc>
                </draw:g>
              </table:table-cell>
              <table:table-cell office:value-type="float" office:value="1958">
                <text:p>1958</text:p>
              </table:table-cell>
              <table:table-cell office:value-type="float" office:value="1822">
                <text:p>1822</text:p>
              </table:table-cell>
              <table:table-cell office:value-type="float" office:value="1698">
                <text:p>1698</text:p>
              </table:table-cell>
              <table:table-cell office:value-type="float" office:value="1597">
                <text:p>1597</text:p>
              </table:table-cell>
              <table:table-cell office:value-type="float" office:value="1533">
                <text:p>1533</text:p>
              </table:table-cell>
              <table:table-cell office:value-type="float" office:value="1427">
                <text:p>1427</text:p>
              </table:table-cell>
              <table:table-cell office:value-type="float" office:value="1302">
                <text:p>1302</text:p>
              </table:table-cell>
              <table:table-cell office:value-type="float" office:value="1406">
                <text:p>1406</text:p>
              </table:table-cell>
              <table:table-cell office:value-type="float" office:value="1599">
                <text:p>1599</text:p>
              </table:table-cell>
              <table:table-cell office:value-type="float" office:value="1854">
                <text:p>1854</text:p>
              </table:table-cell>
              <table:table-cell office:value-type="float" office:value="2155">
                <text:p>21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